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7">
            <text:p>5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8">
            <text:p>8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56">
            <text:p>15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542">
            <text:p>554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6170">
            <text:p>617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8879">
            <text:p>887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5">
            <text:p>2020-11-2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2 - 1.07)">
            <text:p>(0.92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4">
            <text:p>1.0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6.25">
            <text:p>116.25</text:p>
          </table:table-cell>
          <table:table-cell office:value-type="float" office:value="117.125">
            <text:p>117.125</text:p>
          </table:table-cell>
          <table:table-cell office:value-type="float" office:value="0.0230823863636364">
            <text:p>0.0230823864</text:p>
          </table:table-cell>
          <table:table-cell office:value-type="float" office:value="0.0888082505729565">
            <text:p>0.0888082506</text:p>
          </table:table-cell>
          <table:table-cell office:value-type="float" office:value="0.0408243290345068">
            <text:p>0.040824329</text:p>
          </table:table-cell>
          <table:table-cell office:value-type="float" office:value="1.0818326335308">
            <text:p>1.0818326335</text:p>
          </table:table-cell>
          <table:table-cell office:value-type="float" office:value="1.32628721153021">
            <text:p>1.3262872115</text:p>
          </table:table-cell>
          <table:table-cell office:value-type="float" office:value="1.14615173826936">
            <text:p>1.1461517383</text:p>
          </table:table-cell>
          <table:table-cell office:value-type="float" office:value="30.3745240882156">
            <text:p>30.3745240882</text:p>
          </table:table-cell>
          <table:table-cell office:value-type="float" office:value="8.14664587004396">
            <text:p>8.14664587</text:p>
          </table:table-cell>
          <table:table-cell office:value-type="float" office:value="17.3230394509441">
            <text:p>17.323039450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61.625">
            <text:p>61.62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84395571514063">
            <text:p>0.0184395572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520488387508">
            <text:p>1.0652048839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9.5">
            <text:p>179.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508931102920329">
            <text:p>0.0508931103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832024990255">
            <text:p>1.183202499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3.9633726947948">
            <text:p>13.963372694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4.5">
            <text:p>104.5</text:p>
          </table:table-cell>
          <table:table-cell office:value-type="float" office:value="65.5">
            <text:p>65.5</text:p>
          </table:table-cell>
          <table:table-cell office:value-type="float" office:value="0.0263852242744063">
            <text:p>0.0263852243</text:p>
          </table:table-cell>
          <table:table-cell office:value-type="float" office:value="0.0656819610307982">
            <text:p>0.065681961</text:p>
          </table:table-cell>
          <table:table-cell office:value-type="float" office:value="0.0180242157402312">
            <text:p>0.0180242157</text:p>
          </table:table-cell>
          <table:table-cell office:value-type="float" office:value="1.09371279787804">
            <text:p>1.0937127979</text:p>
          </table:table-cell>
          <table:table-cell office:value-type="float" office:value="1.2383425388173">
            <text:p>1.2383425388</text:p>
          </table:table-cell>
          <table:table-cell office:value-type="float" office:value="1.06372150490279">
            <text:p>1.0637215049</text:p>
          </table:table-cell>
          <table:table-cell office:value-type="float" office:value="26.6153474398358">
            <text:p>26.6153474398</text:p>
          </table:table-cell>
          <table:table-cell office:value-type="float" office:value="10.8959822071444">
            <text:p>10.8959822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53">
            <text:p>4253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31">
            <text:p>31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728897249000705">
            <text:p>0.0072889725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561553679015">
            <text:p>1.0256155368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83">
            <text:p>3683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37.625">
            <text:p>237.62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45194135215857">
            <text:p>0.0645194135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3397694657904">
            <text:p>1.2339769466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0861966949866">
            <text:p>11.08619669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607">
            <text:p>4607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203.875">
            <text:p>203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42533101801606">
            <text:p>0.0442533102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5872496233589">
            <text:p>1.1587249623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6.0072438005102">
            <text:p>16.007243800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72">
            <text:p>3272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27.5">
            <text:p>227.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95293398533007">
            <text:p>0.0695293399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5282797452341">
            <text:p>1.2528279745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3118233761781">
            <text:p>10.311823376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716">
            <text:p>3716</text:p>
          </table:table-cell>
          <table:table-cell office:value-type="float" office:value="49.625">
            <text:p>49.625</text:p>
          </table:table-cell>
          <table:table-cell office:value-type="float" office:value="203.75">
            <text:p>203.75</text:p>
          </table:table-cell>
          <table:table-cell office:value-type="float" office:value="233.875">
            <text:p>233.875</text:p>
          </table:table-cell>
          <table:table-cell office:value-type="float" office:value="0.0435689201053556">
            <text:p>0.0435689201</text:p>
          </table:table-cell>
          <table:table-cell office:value-type="float" office:value="0.0939372982941448">
            <text:p>0.0939372983</text:p>
          </table:table-cell>
          <table:table-cell office:value-type="float" office:value="0.0629372981700753">
            <text:p>0.0629372982</text:p>
          </table:table-cell>
          <table:table-cell office:value-type="float" office:value="1.15621179193507">
            <text:p>1.1562117919</text:p>
          </table:table-cell>
          <table:table-cell office:value-type="float" office:value="1.34607600741068">
            <text:p>1.3460760074</text:p>
          </table:table-cell>
          <table:table-cell office:value-type="float" office:value="1.22804430645712">
            <text:p>1.2280443065</text:p>
          </table:table-cell>
          <table:table-cell office:value-type="float" office:value="16.2533221690696">
            <text:p>16.2533221691</text:p>
          </table:table-cell>
          <table:table-cell office:value-type="float" office:value="7.72021634048306">
            <text:p>7.7202163405</text:p>
          </table:table-cell>
          <table:table-cell office:value-type="float" office:value="11.3563455974523">
            <text:p>11.356345597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62">
            <text:p>2462</text:p>
          </table:table-cell>
          <table:table-cell office:value-type="float" office:value="5114">
            <text:p>5114</text:p>
          </table:table-cell>
          <table:table-cell office:value-type="float" office:value="91.75">
            <text:p>91.75</text:p>
          </table:table-cell>
          <table:table-cell office:value-type="float" office:value="127.5">
            <text:p>127.5</text:p>
          </table:table-cell>
          <table:table-cell office:value-type="float" office:value="246.125">
            <text:p>246.125</text:p>
          </table:table-cell>
          <table:table-cell office:value-type="float" office:value="0.0688813813813814">
            <text:p>0.0688813814</text:p>
          </table:table-cell>
          <table:table-cell office:value-type="float" office:value="0.05178716490658">
            <text:p>0.0517871649</text:p>
          </table:table-cell>
          <table:table-cell office:value-type="float" office:value="0.0481276886976926">
            <text:p>0.0481276887</text:p>
          </table:table-cell>
          <table:table-cell office:value-type="float" office:value="1.25038433844881">
            <text:p>1.2503843384</text:p>
          </table:table-cell>
          <table:table-cell office:value-type="float" office:value="1.18651162165319">
            <text:p>1.1865116217</text:p>
          </table:table-cell>
          <table:table-cell office:value-type="float" office:value="1.17298680830391">
            <text:p>1.1729868083</text:p>
          </table:table-cell>
          <table:table-cell office:value-type="float" office:value="10.4056367432904">
            <text:p>10.4056367433</text:p>
          </table:table-cell>
          <table:table-cell office:value-type="float" office:value="13.7281933978237">
            <text:p>13.7281933978</text:p>
          </table:table-cell>
          <table:table-cell office:value-type="float" office:value="14.7461122080198">
            <text:p>14.7461122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96">
            <text:p>2596</text:p>
          </table:table-cell>
          <table:table-cell office:value-type="float" office:value="4503">
            <text:p>4503</text:p>
          </table:table-cell>
          <table:table-cell office:value-type="float" office:value="132.875">
            <text:p>132.875</text:p>
          </table:table-cell>
          <table:table-cell office:value-type="float" office:value="103">
            <text:p>103</text:p>
          </table:table-cell>
          <table:table-cell office:value-type="float" office:value="204.5">
            <text:p>204.5</text:p>
          </table:table-cell>
          <table:table-cell office:value-type="float" office:value="0.0914487267721955">
            <text:p>0.0914487268</text:p>
          </table:table-cell>
          <table:table-cell office:value-type="float" office:value="0.0396764252696456">
            <text:p>0.0396764253</text:p>
          </table:table-cell>
          <table:table-cell office:value-type="float" office:value="0.045414168332223">
            <text:p>0.0454141683</text:p>
          </table:table-cell>
          <table:table-cell office:value-type="float" office:value="1.33646176817407">
            <text:p>1.3364617682</text:p>
          </table:table-cell>
          <table:table-cell office:value-type="float" office:value="1.14195295713923">
            <text:p>1.1419529571</text:p>
          </table:table-cell>
          <table:table-cell office:value-type="float" office:value="1.16299198466598">
            <text:p>1.1629919847</text:p>
          </table:table-cell>
          <table:table-cell office:value-type="float" office:value="7.92114606081882">
            <text:p>7.9211460608</text:p>
          </table:table-cell>
          <table:table-cell office:value-type="float" office:value="17.814326927925">
            <text:p>17.8143269279</text:p>
          </table:table-cell>
          <table:table-cell office:value-type="float" office:value="15.6068041344184">
            <text:p>15.606804134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47">
            <text:p>2747</text:p>
          </table:table-cell>
          <table:table-cell office:value-type="float" office:value="5284">
            <text:p>5284</text:p>
          </table:table-cell>
          <table:table-cell office:value-type="float" office:value="94.75">
            <text:p>94.75</text:p>
          </table:table-cell>
          <table:table-cell office:value-type="float" office:value="158.125">
            <text:p>158.125</text:p>
          </table:table-cell>
          <table:table-cell office:value-type="float" office:value="283.75">
            <text:p>283.75</text:p>
          </table:table-cell>
          <table:table-cell office:value-type="float" office:value="0.0572161835748792">
            <text:p>0.0572161836</text:p>
          </table:table-cell>
          <table:table-cell office:value-type="float" office:value="0.0575627957772115">
            <text:p>0.0575627958</text:p>
          </table:table-cell>
          <table:table-cell office:value-type="float" office:value="0.0536998485995458">
            <text:p>0.0536998486</text:p>
          </table:table-cell>
          <table:table-cell office:value-type="float" office:value="1.20667307817131">
            <text:p>1.2066730782</text:p>
          </table:table-cell>
          <table:table-cell office:value-type="float" office:value="1.20796419711731">
            <text:p>1.2079641971</text:p>
          </table:table-cell>
          <table:table-cell office:value-type="float" office:value="1.19360147062805">
            <text:p>1.1936014706</text:p>
          </table:table-cell>
          <table:table-cell office:value-type="float" office:value="12.4578900517574">
            <text:p>12.4578900518</text:p>
          </table:table-cell>
          <table:table-cell office:value-type="float" office:value="12.3849239341917">
            <text:p>12.3849239342</text:p>
          </table:table-cell>
          <table:table-cell office:value-type="float" office:value="13.2513574379788">
            <text:p>13.25135743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914">
            <text:p>2914</text:p>
          </table:table-cell>
          <table:table-cell office:value-type="float" office:value="5358">
            <text:p>5358</text:p>
          </table:table-cell>
          <table:table-cell office:value-type="float" office:value="79.625">
            <text:p>79.625</text:p>
          </table:table-cell>
          <table:table-cell office:value-type="float" office:value="190.125">
            <text:p>190.125</text:p>
          </table:table-cell>
          <table:table-cell office:value-type="float" office:value="313.625">
            <text:p>313.625</text:p>
          </table:table-cell>
          <table:table-cell office:value-type="float" office:value="0.0475373134328358">
            <text:p>0.0475373134</text:p>
          </table:table-cell>
          <table:table-cell office:value-type="float" office:value="0.065245367192862">
            <text:p>0.0652453672</text:p>
          </table:table-cell>
          <table:table-cell office:value-type="float" office:value="0.0585339678984696">
            <text:p>0.0585339679</text:p>
          </table:table-cell>
          <table:table-cell office:value-type="float" office:value="1.17080979750501">
            <text:p>1.1708097975</text:p>
          </table:table-cell>
          <table:table-cell office:value-type="float" office:value="1.23670242273767">
            <text:p>1.2367024227</text:p>
          </table:table-cell>
          <table:table-cell office:value-type="float" office:value="1.2115842894246">
            <text:p>1.2115842894</text:p>
          </table:table-cell>
          <table:table-cell office:value-type="float" office:value="14.9250091759572">
            <text:p>14.925009176</text:p>
          </table:table-cell>
          <table:table-cell office:value-type="float" office:value="10.9666225477933">
            <text:p>10.9666225478</text:p>
          </table:table-cell>
          <table:table-cell office:value-type="float" office:value="12.1850818078872">
            <text:p>12.185081807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3024">
            <text:p>3024</text:p>
          </table:table-cell>
          <table:table-cell office:value-type="float" office:value="5649">
            <text:p>5649</text:p>
          </table:table-cell>
          <table:table-cell office:value-type="float" office:value="112.375">
            <text:p>112.375</text:p>
          </table:table-cell>
          <table:table-cell office:value-type="float" office:value="266.125">
            <text:p>266.125</text:p>
          </table:table-cell>
          <table:table-cell office:value-type="float" office:value="374.125">
            <text:p>374.125</text:p>
          </table:table-cell>
          <table:table-cell office:value-type="float" office:value="0.0587735355648536">
            <text:p>0.0587735356</text:p>
          </table:table-cell>
          <table:table-cell office:value-type="float" office:value="0.0880042989417989">
            <text:p>0.0880042989</text:p>
          </table:table-cell>
          <table:table-cell office:value-type="float" office:value="0.0662285360240751">
            <text:p>0.066228536</text:p>
          </table:table-cell>
          <table:table-cell office:value-type="float" office:value="1.21247785830326">
            <text:p>1.2124778583</text:p>
          </table:table-cell>
          <table:table-cell office:value-type="float" office:value="1.32319476929548">
            <text:p>1.3231947693</text:p>
          </table:table-cell>
          <table:table-cell office:value-type="float" office:value="1.24039686529269">
            <text:p>1.2403968653</text:p>
          </table:table-cell>
          <table:table-cell office:value-type="float" office:value="12.1368002299582">
            <text:p>12.13680023</text:p>
          </table:table-cell>
          <table:table-cell office:value-type="float" office:value="8.21798994085616">
            <text:p>8.2179899409</text:p>
          </table:table-cell>
          <table:table-cell office:value-type="float" office:value="10.8088594543042">
            <text:p>10.808859454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85">
            <text:p>1985</text:p>
          </table:table-cell>
          <table:table-cell office:value-type="float" office:value="3164">
            <text:p>3164</text:p>
          </table:table-cell>
          <table:table-cell office:value-type="float" office:value="5467">
            <text:p>5467</text:p>
          </table:table-cell>
          <table:table-cell office:value-type="float" office:value="122.5">
            <text:p>122.5</text:p>
          </table:table-cell>
          <table:table-cell office:value-type="float" office:value="196.375">
            <text:p>196.375</text:p>
          </table:table-cell>
          <table:table-cell office:value-type="float" office:value="473.5">
            <text:p>473.5</text:p>
          </table:table-cell>
          <table:table-cell office:value-type="float" office:value="0.0617128463476071">
            <text:p>0.0617128463</text:p>
          </table:table-cell>
          <table:table-cell office:value-type="float" office:value="0.0620654235145386">
            <text:p>0.0620654235</text:p>
          </table:table-cell>
          <table:table-cell office:value-type="float" office:value="0.0866105725260655">
            <text:p>0.0866105725</text:p>
          </table:table-cell>
          <table:table-cell office:value-type="float" office:value="1.2234595740091">
            <text:p>1.223459574</text:p>
          </table:table-cell>
          <table:table-cell office:value-type="float" office:value="1.22477913122112">
            <text:p>1.2247791312</text:p>
          </table:table-cell>
          <table:table-cell office:value-type="float" office:value="1.31783973073688">
            <text:p>1.3178397307</text:p>
          </table:table-cell>
          <table:table-cell office:value-type="float" office:value="11.5749282878227">
            <text:p>11.5749282878</text:p>
          </table:table-cell>
          <table:table-cell office:value-type="float" office:value="11.5111041667942">
            <text:p>11.5111041668</text:p>
          </table:table-cell>
          <table:table-cell office:value-type="float" office:value="8.3448081848924">
            <text:p>8.344808184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335">
            <text:p>3335</text:p>
          </table:table-cell>
          <table:table-cell office:value-type="float" office:value="6598">
            <text:p>6598</text:p>
          </table:table-cell>
          <table:table-cell office:value-type="float" office:value="115.5">
            <text:p>115.5</text:p>
          </table:table-cell>
          <table:table-cell office:value-type="float" office:value="334.75">
            <text:p>334.75</text:p>
          </table:table-cell>
          <table:table-cell office:value-type="float" office:value="369">
            <text:p>369</text:p>
          </table:table-cell>
          <table:table-cell office:value-type="float" office:value="0.065587734241908">
            <text:p>0.0655877342</text:p>
          </table:table-cell>
          <table:table-cell office:value-type="float" office:value="0.100374812593703">
            <text:p>0.1003748126</text:p>
          </table:table-cell>
          <table:table-cell office:value-type="float" office:value="0.0559260381933919">
            <text:p>0.0559260382</text:p>
          </table:table-cell>
          <table:table-cell office:value-type="float" office:value="1.23798850157733">
            <text:p>1.2379885016</text:p>
          </table:table-cell>
          <table:table-cell office:value-type="float" office:value="1.37105904596427">
            <text:p>1.371059046</text:p>
          </table:table-cell>
          <table:table-cell office:value-type="float" office:value="1.20187146830297">
            <text:p>1.2018714683</text:p>
          </table:table-cell>
          <table:table-cell office:value-type="float" office:value="10.9111484276311">
            <text:p>10.9111484276</text:p>
          </table:table-cell>
          <table:table-cell office:value-type="float" office:value="7.24663821136945">
            <text:p>7.2466382114</text:p>
          </table:table-cell>
          <table:table-cell office:value-type="float" office:value="12.737427983948">
            <text:p>12.737427983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16">
            <text:p>1916</text:p>
          </table:table-cell>
          <table:table-cell office:value-type="float" office:value="3568">
            <text:p>3568</text:p>
          </table:table-cell>
          <table:table-cell office:value-type="float" office:value="6778">
            <text:p>6778</text:p>
          </table:table-cell>
          <table:table-cell office:value-type="float" office:value="128.125">
            <text:p>128.125</text:p>
          </table:table-cell>
          <table:table-cell office:value-type="float" office:value="252">
            <text:p>252</text:p>
          </table:table-cell>
          <table:table-cell office:value-type="float" office:value="310.375">
            <text:p>310.375</text:p>
          </table:table-cell>
          <table:table-cell office:value-type="float" office:value="0.0668710855949896">
            <text:p>0.0668710856</text:p>
          </table:table-cell>
          <table:table-cell office:value-type="float" office:value="0.070627802690583">
            <text:p>0.0706278027</text:p>
          </table:table-cell>
          <table:table-cell office:value-type="float" office:value="0.0457915314251992">
            <text:p>0.0457915314</text:p>
          </table:table-cell>
          <table:table-cell office:value-type="float" office:value="1.24281341407622">
            <text:p>1.2428134141</text:p>
          </table:table-cell>
          <table:table-cell office:value-type="float" office:value="1.25697435098232">
            <text:p>1.256974351</text:p>
          </table:table-cell>
          <table:table-cell office:value-type="float" office:value="1.16438021411472">
            <text:p>1.1643802141</text:p>
          </table:table-cell>
          <table:table-cell office:value-type="float" office:value="10.7082592658015">
            <text:p>10.7082592658</text:p>
          </table:table-cell>
          <table:table-cell office:value-type="float" office:value="10.1567157882836">
            <text:p>10.1567157883</text:p>
          </table:table-cell>
          <table:table-cell office:value-type="float" office:value="15.4810042281554">
            <text:p>15.481004228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16">
            <text:p>2216</text:p>
          </table:table-cell>
          <table:table-cell office:value-type="float" office:value="3969">
            <text:p>3969</text:p>
          </table:table-cell>
          <table:table-cell office:value-type="float" office:value="7450">
            <text:p>7450</text:p>
          </table:table-cell>
          <table:table-cell office:value-type="float" office:value="117.875">
            <text:p>117.875</text:p>
          </table:table-cell>
          <table:table-cell office:value-type="float" office:value="345.125">
            <text:p>345.125</text:p>
          </table:table-cell>
          <table:table-cell office:value-type="float" office:value="242">
            <text:p>242</text:p>
          </table:table-cell>
          <table:table-cell office:value-type="float" office:value="0.0531926895306859">
            <text:p>0.0531926895</text:p>
          </table:table-cell>
          <table:table-cell office:value-type="float" office:value="0.0869551524313429">
            <text:p>0.0869551524</text:p>
          </table:table-cell>
          <table:table-cell office:value-type="float" office:value="0.0324832214765101">
            <text:p>0.0324832215</text:p>
          </table:table-cell>
          <table:table-cell office:value-type="float" office:value="1.19172015930764">
            <text:p>1.1917201593</text:p>
          </table:table-cell>
          <table:table-cell office:value-type="float" office:value="1.31916298263704">
            <text:p>1.3191629826</text:p>
          </table:table-cell>
          <table:table-cell office:value-type="float" office:value="1.11575938813567">
            <text:p>1.1157593881</text:p>
          </table:table-cell>
          <table:table-cell office:value-type="float" office:value="13.3744531017883">
            <text:p>13.3744531018</text:p>
          </table:table-cell>
          <table:table-cell office:value-type="float" office:value="8.3130760115238">
            <text:p>8.3130760115</text:p>
          </table:table-cell>
          <table:table-cell office:value-type="float" office:value="21.6833490280965">
            <text:p>21.683349028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37">
            <text:p>37</text:p>
          </table:table-cell>
          <table:table-cell office:value-type="float" office:value="2378">
            <text:p>2378</text:p>
          </table:table-cell>
          <table:table-cell office:value-type="float" office:value="4293">
            <text:p>4293</text:p>
          </table:table-cell>
          <table:table-cell office:value-type="float" office:value="8880">
            <text:p>8880</text:p>
          </table:table-cell>
          <table:table-cell office:value-type="float" office:value="181.125">
            <text:p>181.125</text:p>
          </table:table-cell>
          <table:table-cell office:value-type="float" office:value="456.5">
            <text:p>456.5</text:p>
          </table:table-cell>
          <table:table-cell office:value-type="float" office:value="348.875">
            <text:p>348.875</text:p>
          </table:table-cell>
          <table:table-cell office:value-type="float" office:value="0.0761669470142977">
            <text:p>0.076166947</text:p>
          </table:table-cell>
          <table:table-cell office:value-type="float" office:value="0.106335895644072">
            <text:p>0.1063358956</text:p>
          </table:table-cell>
          <table:table-cell office:value-type="float" office:value="0.0392877252252252">
            <text:p>0.0392877252</text:p>
          </table:table-cell>
          <table:table-cell office:value-type="float" office:value="1.2779550660323">
            <text:p>1.277955066</text:p>
          </table:table-cell>
          <table:table-cell office:value-type="float" office:value="1.39433798725101">
            <text:p>1.3943379873</text:p>
          </table:table-cell>
          <table:table-cell office:value-type="float" office:value="1.1405323479809">
            <text:p>1.140532348</text:p>
          </table:table-cell>
          <table:table-cell office:value-type="float" office:value="9.44270102121395">
            <text:p>9.4427010212</text:p>
          </table:table-cell>
          <table:table-cell office:value-type="float" office:value="6.85920594816342">
            <text:p>6.8592059482</text:p>
          </table:table-cell>
          <table:table-cell office:value-type="float" office:value="17.9871910621976">
            <text:p>17.987191062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622">
            <text:p>2622</text:p>
          </table:table-cell>
          <table:table-cell office:value-type="float" office:value="4592">
            <text:p>4592</text:p>
          </table:table-cell>
          <table:table-cell office:value-type="float" office:value="9992">
            <text:p>9992</text:p>
          </table:table-cell>
          <table:table-cell office:value-type="float" office:value="264.875">
            <text:p>264.875</text:p>
          </table:table-cell>
          <table:table-cell office:value-type="float" office:value="198">
            <text:p>198</text:p>
          </table:table-cell>
          <table:table-cell office:value-type="float" office:value="470.875">
            <text:p>470.875</text:p>
          </table:table-cell>
          <table:table-cell office:value-type="float" office:value="0.101020213577422">
            <text:p>0.1010202136</text:p>
          </table:table-cell>
          <table:table-cell office:value-type="float" office:value="0.0431184668989547">
            <text:p>0.0431184669</text:p>
          </table:table-cell>
          <table:table-cell office:value-type="float" office:value="0.0471252001601281">
            <text:p>0.0471252002</text:p>
          </table:table-cell>
          <table:table-cell office:value-type="float" office:value="1.37357271128138">
            <text:p>1.3735727113</text:p>
          </table:table-cell>
          <table:table-cell office:value-type="float" office:value="1.15455867043427">
            <text:p>1.1545586704</text:p>
          </table:table-cell>
          <table:table-cell office:value-type="float" office:value="1.16929093816111">
            <text:p>1.1692909382</text:p>
          </table:table-cell>
          <table:table-cell office:value-type="float" office:value="7.20248572399462">
            <text:p>7.202485724</text:p>
          </table:table-cell>
          <table:table-cell office:value-type="float" office:value="16.419548642637">
            <text:p>16.4195486426</text:p>
          </table:table-cell>
          <table:table-cell office:value-type="float" office:value="15.0525448311534">
            <text:p>15.052544831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634">
            <text:p>2634</text:p>
          </table:table-cell>
          <table:table-cell office:value-type="float" office:value="4594">
            <text:p>4594</text:p>
          </table:table-cell>
          <table:table-cell office:value-type="float" office:value="8242">
            <text:p>8242</text:p>
          </table:table-cell>
          <table:table-cell office:value-type="float" office:value="221.25">
            <text:p>221.25</text:p>
          </table:table-cell>
          <table:table-cell office:value-type="float" office:value="306.125">
            <text:p>306.125</text:p>
          </table:table-cell>
          <table:table-cell office:value-type="float" office:value="425.75">
            <text:p>425.75</text:p>
          </table:table-cell>
          <table:table-cell office:value-type="float" office:value="0.083997722095672">
            <text:p>0.0839977221</text:p>
          </table:table-cell>
          <table:table-cell office:value-type="float" office:value="0.0666358293426208">
            <text:p>0.0666358293</text:p>
          </table:table-cell>
          <table:table-cell office:value-type="float" office:value="0.0516561514195584">
            <text:p>0.0516561514</text:p>
          </table:table-cell>
          <table:table-cell office:value-type="float" office:value="1.30782103727668">
            <text:p>1.3078210373</text:p>
          </table:table-cell>
          <table:table-cell office:value-type="float" office:value="1.24192845685344">
            <text:p>1.2419284569</text:p>
          </table:table-cell>
          <table:table-cell office:value-type="float" office:value="1.18602651160824">
            <text:p>1.1860265116</text:p>
          </table:table-cell>
          <table:table-cell office:value-type="float" office:value="8.59389115938931">
            <text:p>8.5938911594</text:p>
          </table:table-cell>
          <table:table-cell office:value-type="float" office:value="10.7448668924465">
            <text:p>10.7448668924</text:p>
          </table:table-cell>
          <table:table-cell office:value-type="float" office:value="13.7621472706464">
            <text:p>13.762147270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732">
            <text:p>2732</text:p>
          </table:table-cell>
          <table:table-cell office:value-type="float" office:value="4970">
            <text:p>4970</text:p>
          </table:table-cell>
          <table:table-cell office:value-type="float" office:value="8312">
            <text:p>8312</text:p>
          </table:table-cell>
          <table:table-cell office:value-type="float" office:value="212.25">
            <text:p>212.25</text:p>
          </table:table-cell>
          <table:table-cell office:value-type="float" office:value="218.625">
            <text:p>218.625</text:p>
          </table:table-cell>
          <table:table-cell office:value-type="float" office:value="283.25">
            <text:p>283.25</text:p>
          </table:table-cell>
          <table:table-cell office:value-type="float" office:value="0.077690336749634">
            <text:p>0.0776903367</text:p>
          </table:table-cell>
          <table:table-cell office:value-type="float" office:value="0.0439889336016097">
            <text:p>0.0439889336</text:p>
          </table:table-cell>
          <table:table-cell office:value-type="float" office:value="0.0340772377285852">
            <text:p>0.0340772377</text:p>
          </table:table-cell>
          <table:table-cell office:value-type="float" office:value="1.28374632393529">
            <text:p>1.2837463239</text:p>
          </table:table-cell>
          <table:table-cell office:value-type="float" office:value="1.15775391911327">
            <text:p>1.1577539191</text:p>
          </table:table-cell>
          <table:table-cell office:value-type="float" office:value="1.12154639798722">
            <text:p>1.121546398</text:p>
          </table:table-cell>
          <table:table-cell office:value-type="float" office:value="9.26417493058713">
            <text:p>9.2641749306</text:p>
          </table:table-cell>
          <table:table-cell office:value-type="float" office:value="16.1013951841095">
            <text:p>16.1013951841</text:p>
          </table:table-cell>
          <table:table-cell office:value-type="float" office:value="20.6851124118168">
            <text:p>20.685112411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3075">
            <text:p>3075</text:p>
          </table:table-cell>
          <table:table-cell office:value-type="float" office:value="5558">
            <text:p>5558</text:p>
          </table:table-cell>
          <table:table-cell office:value-type="float" office:value="11305">
            <text:p>11305</text:p>
          </table:table-cell>
          <table:table-cell office:value-type="float" office:value="362.5">
            <text:p>362.5</text:p>
          </table:table-cell>
          <table:table-cell office:value-type="float" office:value="755.125">
            <text:p>755.125</text:p>
          </table:table-cell>
          <table:table-cell office:value-type="float" office:value="247.125">
            <text:p>247.125</text:p>
          </table:table-cell>
          <table:table-cell office:value-type="float" office:value="0.117886178861789">
            <text:p>0.1178861789</text:p>
          </table:table-cell>
          <table:table-cell office:value-type="float" office:value="0.135862720403023">
            <text:p>0.1358627204</text:p>
          </table:table-cell>
          <table:table-cell office:value-type="float" office:value="0.021859796550199">
            <text:p>0.0218597966</text:p>
          </table:table-cell>
          <table:table-cell office:value-type="float" office:value="1.43984004230286">
            <text:p>1.4398400423</text:p>
          </table:table-cell>
          <table:table-cell office:value-type="float" office:value="1.51169853184939">
            <text:p>1.5116985318</text:p>
          </table:table-cell>
          <table:table-cell office:value-type="float" office:value="1.07744587530792">
            <text:p>1.0774458753</text:p>
          </table:table-cell>
          <table:table-cell office:value-type="float" office:value="6.21993814201416">
            <text:p>6.219938142</text:p>
          </table:table-cell>
          <table:table-cell office:value-type="float" office:value="5.44103736989392">
            <text:p>5.4410373699</text:p>
          </table:table-cell>
          <table:table-cell office:value-type="float" office:value="32.0540908492126">
            <text:p>32.054090849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3210">
            <text:p>3210</text:p>
          </table:table-cell>
          <table:table-cell office:value-type="float" office:value="5816">
            <text:p>5816</text:p>
          </table:table-cell>
          <table:table-cell office:value-type="float" office:value="10742">
            <text:p>10742</text:p>
          </table:table-cell>
          <table:table-cell office:value-type="float" office:value="236.625">
            <text:p>236.625</text:p>
          </table:table-cell>
          <table:table-cell office:value-type="float" office:value="263.625">
            <text:p>263.625</text:p>
          </table:table-cell>
          <table:table-cell office:value-type="float" office:value="539.5">
            <text:p>539.5</text:p>
          </table:table-cell>
          <table:table-cell office:value-type="float" office:value="0.073714953271028">
            <text:p>0.0737149533</text:p>
          </table:table-cell>
          <table:table-cell office:value-type="float" office:value="0.0453275447042641">
            <text:p>0.0453275447</text:p>
          </table:table-cell>
          <table:table-cell office:value-type="float" office:value="0.0502234220815491">
            <text:p>0.0502234221</text:p>
          </table:table-cell>
          <table:table-cell office:value-type="float" office:value="1.26865276934667">
            <text:p>1.2686527693</text:p>
          </table:table-cell>
          <table:table-cell office:value-type="float" office:value="1.1626733956304">
            <text:p>1.1626733956</text:p>
          </table:table-cell>
          <table:table-cell office:value-type="float" office:value="1.18072586585156">
            <text:p>1.1807258659</text:p>
          </table:table-cell>
          <table:table-cell office:value-type="float" office:value="9.74553989320342">
            <text:p>9.7455398932</text:p>
          </table:table-cell>
          <table:table-cell office:value-type="float" office:value="15.6359770290483">
            <text:p>15.635977029</text:p>
          </table:table-cell>
          <table:table-cell office:value-type="float" office:value="14.1450166101033">
            <text:p>14.145016610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324">
            <text:p>3324</text:p>
          </table:table-cell>
          <table:table-cell office:value-type="float" office:value="5790">
            <text:p>5790</text:p>
          </table:table-cell>
          <table:table-cell office:value-type="float" office:value="9718">
            <text:p>9718</text:p>
          </table:table-cell>
          <table:table-cell office:value-type="float" office:value="222.25">
            <text:p>222.25</text:p>
          </table:table-cell>
          <table:table-cell office:value-type="float" office:value="283.625">
            <text:p>283.625</text:p>
          </table:table-cell>
          <table:table-cell office:value-type="float" office:value="366.25">
            <text:p>366.25</text:p>
          </table:table-cell>
          <table:table-cell office:value-type="float" office:value="0.0668622141997593">
            <text:p>0.0668622142</text:p>
          </table:table-cell>
          <table:table-cell office:value-type="float" office:value="0.0489853195164076">
            <text:p>0.0489853195</text:p>
          </table:table-cell>
          <table:table-cell office:value-type="float" office:value="0.037687795842766">
            <text:p>0.0376877958</text:p>
          </table:table-cell>
          <table:table-cell office:value-type="float" office:value="1.24278003884704">
            <text:p>1.2427800388</text:p>
          </table:table-cell>
          <table:table-cell office:value-type="float" office:value="1.17615175890255">
            <text:p>1.1761517589</text:p>
          </table:table-cell>
          <table:table-cell office:value-type="float" office:value="1.13469121056243">
            <text:p>1.1346912106</text:p>
          </table:table-cell>
          <table:table-cell office:value-type="float" office:value="10.7096350486056">
            <text:p>10.7096350486</text:p>
          </table:table-cell>
          <table:table-cell office:value-type="float" office:value="14.4939115333633">
            <text:p>14.4939115334</text:p>
          </table:table-cell>
          <table:table-cell office:value-type="float" office:value="18.7362573422565">
            <text:p>18.73625734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760">
            <text:p>3760</text:p>
          </table:table-cell>
          <table:table-cell office:value-type="float" office:value="6194">
            <text:p>6194</text:p>
          </table:table-cell>
          <table:table-cell office:value-type="float" office:value="11322">
            <text:p>11322</text:p>
          </table:table-cell>
          <table:table-cell office:value-type="float" office:value="161.875">
            <text:p>161.875</text:p>
          </table:table-cell>
          <table:table-cell office:value-type="float" office:value="219.875">
            <text:p>219.875</text:p>
          </table:table-cell>
          <table:table-cell office:value-type="float" office:value="661.75">
            <text:p>661.75</text:p>
          </table:table-cell>
          <table:table-cell office:value-type="float" office:value="0.0430518617021277">
            <text:p>0.0430518617</text:p>
          </table:table-cell>
          <table:table-cell office:value-type="float" office:value="0.0354980626412657">
            <text:p>0.0354980626</text:p>
          </table:table-cell>
          <table:table-cell office:value-type="float" office:value="0.0584481540363893">
            <text:p>0.058448154</text:p>
          </table:table-cell>
          <table:table-cell office:value-type="float" office:value="1.15431430303764">
            <text:p>1.154314303</text:p>
          </table:table-cell>
          <table:table-cell office:value-type="float" office:value="1.12671303964895">
            <text:p>1.1267130396</text:p>
          </table:table-cell>
          <table:table-cell office:value-type="float" office:value="1.21126426507948">
            <text:p>1.2112642651</text:p>
          </table:table-cell>
          <table:table-cell office:value-type="float" office:value="16.4444224763712">
            <text:p>16.4444224764</text:p>
          </table:table-cell>
          <table:table-cell office:value-type="float" office:value="19.8708970493142">
            <text:p>19.8708970493</text:p>
          </table:table-cell>
          <table:table-cell office:value-type="float" office:value="12.2024726689436">
            <text:p>12.202472668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260">
            <text:p>4260</text:p>
          </table:table-cell>
          <table:table-cell office:value-type="float" office:value="7330">
            <text:p>7330</text:p>
          </table:table-cell>
          <table:table-cell office:value-type="float" office:value="14137">
            <text:p>14137</text:p>
          </table:table-cell>
          <table:table-cell office:value-type="float" office:value="83.25">
            <text:p>83.25</text:p>
          </table:table-cell>
          <table:table-cell office:value-type="float" office:value="361.25">
            <text:p>361.25</text:p>
          </table:table-cell>
          <table:table-cell office:value-type="float" office:value="558.25">
            <text:p>558.25</text:p>
          </table:table-cell>
          <table:table-cell office:value-type="float" office:value="0.0195422535211268">
            <text:p>0.0195422535</text:p>
          </table:table-cell>
          <table:table-cell office:value-type="float" office:value="0.0492837653478854">
            <text:p>0.0492837653</text:p>
          </table:table-cell>
          <table:table-cell office:value-type="float" office:value="0.0394885760769612">
            <text:p>0.0394885761</text:p>
          </table:table-cell>
          <table:table-cell office:value-type="float" office:value="1.0691464106824">
            <text:p>1.0691464107</text:p>
          </table:table-cell>
          <table:table-cell office:value-type="float" office:value="1.17725380219026">
            <text:p>1.1772538022</text:p>
          </table:table-cell>
          <table:table-cell office:value-type="float" office:value="1.14126633764491">
            <text:p>1.1412663376</text:p>
          </table:table-cell>
          <table:table-cell office:value-type="float" office:value="0">
            <text:p>0</text:p>
          </table:table-cell>
          <table:table-cell office:value-type="float" office:value="14.4082068776426">
            <text:p>14.4082068776</text:p>
          </table:table-cell>
          <table:table-cell office:value-type="float" office:value="17.8974430591877">
            <text:p>17.897443059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210">
            <text:p>4210</text:p>
          </table:table-cell>
          <table:table-cell office:value-type="float" office:value="6490">
            <text:p>6490</text:p>
          </table:table-cell>
          <table:table-cell office:value-type="float" office:value="11908">
            <text:p>11908</text:p>
          </table:table-cell>
          <table:table-cell office:value-type="float" office:value="220">
            <text:p>220</text:p>
          </table:table-cell>
          <table:table-cell office:value-type="float" office:value="288.5">
            <text:p>288.5</text:p>
          </table:table-cell>
          <table:table-cell office:value-type="float" office:value="560.625">
            <text:p>560.625</text:p>
          </table:table-cell>
          <table:table-cell office:value-type="float" office:value="0.0522565320665083">
            <text:p>0.0522565321</text:p>
          </table:table-cell>
          <table:table-cell office:value-type="float" office:value="0.0444530046224961">
            <text:p>0.0444530046</text:p>
          </table:table-cell>
          <table:table-cell office:value-type="float" office:value="0.0470796943231441">
            <text:p>0.0470796943</text:p>
          </table:table-cell>
          <table:table-cell office:value-type="float" office:value="1.18825012271427">
            <text:p>1.1882501227</text:p>
          </table:table-cell>
          <table:table-cell office:value-type="float" office:value="1.15945861263387">
            <text:p>1.1594586126</text:p>
          </table:table-cell>
          <table:table-cell office:value-type="float" office:value="1.16912326546142">
            <text:p>1.1691232655</text:p>
          </table:table-cell>
          <table:table-cell office:value-type="float" office:value="13.6079479853991">
            <text:p>13.6079479854</text:p>
          </table:table-cell>
          <table:table-cell office:value-type="float" office:value="15.9368697227566">
            <text:p>15.9368697228</text:p>
          </table:table-cell>
          <table:table-cell office:value-type="float" office:value="15.0667642679072">
            <text:p>15.066764267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4180">
            <text:p>4180</text:p>
          </table:table-cell>
          <table:table-cell office:value-type="float" office:value="6971">
            <text:p>6971</text:p>
          </table:table-cell>
          <table:table-cell office:value-type="float" office:value="12685">
            <text:p>12685</text:p>
          </table:table-cell>
          <table:table-cell office:value-type="float" office:value="161.875">
            <text:p>161.875</text:p>
          </table:table-cell>
          <table:table-cell office:value-type="float" office:value="513">
            <text:p>513</text:p>
          </table:table-cell>
          <table:table-cell office:value-type="float" office:value="809.625">
            <text:p>809.625</text:p>
          </table:table-cell>
          <table:table-cell office:value-type="float" office:value="0.0387260765550239">
            <text:p>0.0387260766</text:p>
          </table:table-cell>
          <table:table-cell office:value-type="float" office:value="0.0735905895854253">
            <text:p>0.0735905896</text:p>
          </table:table-cell>
          <table:table-cell office:value-type="float" office:value="0.0638253843121797">
            <text:p>0.0638253843</text:p>
          </table:table-cell>
          <table:table-cell office:value-type="float" office:value="1.13848069759306">
            <text:p>1.1384806976</text:p>
          </table:table-cell>
          <table:table-cell office:value-type="float" office:value="1.26818159030503">
            <text:p>1.2681815903</text:p>
          </table:table-cell>
          <table:table-cell office:value-type="float" office:value="1.23137325727052">
            <text:p>1.2313732573</text:p>
          </table:table-cell>
          <table:table-cell office:value-type="float" office:value="18.2430984370481">
            <text:p>18.243098437</text:p>
          </table:table-cell>
          <table:table-cell office:value-type="float" office:value="9.76143721417887">
            <text:p>9.7614372142</text:p>
          </table:table-cell>
          <table:table-cell office:value-type="float" office:value="11.2030549395551">
            <text:p>11.203054939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421">
            <text:p>4421</text:p>
          </table:table-cell>
          <table:table-cell office:value-type="float" office:value="7634">
            <text:p>7634</text:p>
          </table:table-cell>
          <table:table-cell office:value-type="float" office:value="17698">
            <text:p>17698</text:p>
          </table:table-cell>
          <table:table-cell office:value-type="float" office:value="212.25">
            <text:p>212.25</text:p>
          </table:table-cell>
          <table:table-cell office:value-type="float" office:value="543.125">
            <text:p>543.125</text:p>
          </table:table-cell>
          <table:table-cell office:value-type="float" office:value="846.875">
            <text:p>846.875</text:p>
          </table:table-cell>
          <table:table-cell office:value-type="float" office:value="0.0480095001130966">
            <text:p>0.0480095001</text:p>
          </table:table-cell>
          <table:table-cell office:value-type="float" office:value="0.0711455331412104">
            <text:p>0.0711455331</text:p>
          </table:table-cell>
          <table:table-cell office:value-type="float" office:value="0.0478514521414849">
            <text:p>0.0478514521</text:p>
          </table:table-cell>
          <table:table-cell office:value-type="float" office:value="1.17255087811401">
            <text:p>1.1725508781</text:p>
          </table:table-cell>
          <table:table-cell office:value-type="float" office:value="1.25893027229069">
            <text:p>1.2589302723</text:p>
          </table:table-cell>
          <table:table-cell office:value-type="float" office:value="1.17196801498041">
            <text:p>1.171968015</text:p>
          </table:table-cell>
          <table:table-cell office:value-type="float" office:value="14.7815738282698">
            <text:p>14.7815738283</text:p>
          </table:table-cell>
          <table:table-cell office:value-type="float" office:value="10.085270172868">
            <text:p>10.0852701729</text:p>
          </table:table-cell>
          <table:table-cell office:value-type="float" office:value="14.8292686693346">
            <text:p>14.829268669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790">
            <text:p>4790</text:p>
          </table:table-cell>
          <table:table-cell office:value-type="float" office:value="8062">
            <text:p>8062</text:p>
          </table:table-cell>
          <table:table-cell office:value-type="float" office:value="15622">
            <text:p>15622</text:p>
          </table:table-cell>
          <table:table-cell office:value-type="float" office:value="179.25">
            <text:p>179.25</text:p>
          </table:table-cell>
          <table:table-cell office:value-type="float" office:value="484.625">
            <text:p>484.625</text:p>
          </table:table-cell>
          <table:table-cell office:value-type="float" office:value="601.5">
            <text:p>601.5</text:p>
          </table:table-cell>
          <table:table-cell office:value-type="float" office:value="0.0374217118997912">
            <text:p>0.0374217119</text:p>
          </table:table-cell>
          <table:table-cell office:value-type="float" office:value="0.0601122550235674">
            <text:p>0.060112255</text:p>
          </table:table-cell>
          <table:table-cell office:value-type="float" office:value="0.0385033926513891">
            <text:p>0.0385033927</text:p>
          </table:table-cell>
          <table:table-cell office:value-type="float" office:value="1.13372074531143">
            <text:p>1.1337207453</text:p>
          </table:table-cell>
          <table:table-cell office:value-type="float" office:value="1.21747531966236">
            <text:p>1.2174753197</text:p>
          </table:table-cell>
          <table:table-cell office:value-type="float" office:value="1.13766759632137">
            <text:p>1.1376675963</text:p>
          </table:table-cell>
          <table:table-cell office:value-type="float" office:value="18.8670456520638">
            <text:p>18.8670456521</text:p>
          </table:table-cell>
          <table:table-cell office:value-type="float" office:value="11.8740816107041">
            <text:p>11.8740816107</text:p>
          </table:table-cell>
          <table:table-cell office:value-type="float" office:value="18.3466278472901">
            <text:p>18.346627847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4600">
            <text:p>4600</text:p>
          </table:table-cell>
          <table:table-cell office:value-type="float" office:value="8174">
            <text:p>8174</text:p>
          </table:table-cell>
          <table:table-cell office:value-type="float" office:value="15699">
            <text:p>15699</text:p>
          </table:table-cell>
          <table:table-cell office:value-type="float" office:value="149.5">
            <text:p>149.5</text:p>
          </table:table-cell>
          <table:table-cell office:value-type="float" office:value="295.75">
            <text:p>295.75</text:p>
          </table:table-cell>
          <table:table-cell office:value-type="float" office:value="694.25">
            <text:p>694.25</text:p>
          </table:table-cell>
          <table:table-cell office:value-type="float" office:value="0.0325">
            <text:p>0.0325</text:p>
          </table:table-cell>
          <table:table-cell office:value-type="float" office:value="0.0361817959383411">
            <text:p>0.0361817959</text:p>
          </table:table-cell>
          <table:table-cell office:value-type="float" office:value="0.0442225619466208">
            <text:p>0.0442225619</text:p>
          </table:table-cell>
          <table:table-cell office:value-type="float" office:value="1.11582025">
            <text:p>1.11582025</text:p>
          </table:table-cell>
          <table:table-cell office:value-type="float" office:value="1.12920216560455">
            <text:p>1.1292021656</text:p>
          </table:table-cell>
          <table:table-cell office:value-type="float" office:value="1.15861201138401">
            <text:p>1.1586120114</text:p>
          </table:table-cell>
          <table:table-cell office:value-type="float" office:value="21.6723317642941">
            <text:p>21.6723317643</text:p>
          </table:table-cell>
          <table:table-cell office:value-type="float" office:value="19.50186652544">
            <text:p>19.5018665254</text:p>
          </table:table-cell>
          <table:table-cell office:value-type="float" office:value="16.0181362056181">
            <text:p>16.018136205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948">
            <text:p>4948</text:p>
          </table:table-cell>
          <table:table-cell office:value-type="float" office:value="8750">
            <text:p>8750</text:p>
          </table:table-cell>
          <table:table-cell office:value-type="float" office:value="16764">
            <text:p>16764</text:p>
          </table:table-cell>
          <table:table-cell office:value-type="float" office:value="273.875">
            <text:p>273.875</text:p>
          </table:table-cell>
          <table:table-cell office:value-type="float" office:value="646.75">
            <text:p>646.75</text:p>
          </table:table-cell>
          <table:table-cell office:value-type="float" office:value="642">
            <text:p>642</text:p>
          </table:table-cell>
          <table:table-cell office:value-type="float" office:value="0.0553506467259499">
            <text:p>0.0553506467</text:p>
          </table:table-cell>
          <table:table-cell office:value-type="float" office:value="0.0739142857142857">
            <text:p>0.0739142857</text:p>
          </table:table-cell>
          <table:table-cell office:value-type="float" office:value="0.0382963493199714">
            <text:p>0.0382963493</text:p>
          </table:table-cell>
          <table:table-cell office:value-type="float" office:value="1.19973210396307">
            <text:p>1.199732104</text:p>
          </table:table-cell>
          <table:table-cell office:value-type="float" office:value="1.2694081104">
            <text:p>1.2694081104</text:p>
          </table:table-cell>
          <table:table-cell office:value-type="float" office:value="1.13691177894752">
            <text:p>1.1369117789</text:p>
          </table:table-cell>
          <table:table-cell office:value-type="float" office:value="12.8662998811445">
            <text:p>12.8662998811</text:p>
          </table:table-cell>
          <table:table-cell office:value-type="float" office:value="9.72017091222964">
            <text:p>9.7201709122</text:p>
          </table:table-cell>
          <table:table-cell office:value-type="float" office:value="18.4439656905401">
            <text:p>18.443965690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732">
            <text:p>5732</text:p>
          </table:table-cell>
          <table:table-cell office:value-type="float" office:value="10020">
            <text:p>10020</text:p>
          </table:table-cell>
          <table:table-cell office:value-type="float" office:value="18414">
            <text:p>18414</text:p>
          </table:table-cell>
          <table:table-cell office:value-type="float" office:value="349.375">
            <text:p>349.375</text:p>
          </table:table-cell>
          <table:table-cell office:value-type="float" office:value="580.375">
            <text:p>580.375</text:p>
          </table:table-cell>
          <table:table-cell office:value-type="float" office:value="598">
            <text:p>598</text:p>
          </table:table-cell>
          <table:table-cell office:value-type="float" office:value="0.0609516748080949">
            <text:p>0.0609516748</text:p>
          </table:table-cell>
          <table:table-cell office:value-type="float" office:value="0.0579216566866267">
            <text:p>0.0579216567</text:p>
          </table:table-cell>
          <table:table-cell office:value-type="float" office:value="0.0324752905398067">
            <text:p>0.0324752905</text:p>
          </table:table-cell>
          <table:table-cell office:value-type="float" office:value="1.22061247088568">
            <text:p>1.2206124709</text:p>
          </table:table-cell>
          <table:table-cell office:value-type="float" office:value="1.20930143829731">
            <text:p>1.2093014383</text:p>
          </table:table-cell>
          <table:table-cell office:value-type="float" office:value="1.11573062010079">
            <text:p>1.1157306201</text:p>
          </table:table-cell>
          <table:table-cell office:value-type="float" office:value="11.7152338881027">
            <text:p>11.7152338881</text:p>
          </table:table-cell>
          <table:table-cell office:value-type="float" office:value="12.3102991984338">
            <text:p>12.3102991984</text:p>
          </table:table-cell>
          <table:table-cell office:value-type="float" office:value="21.6885606725543">
            <text:p>21.68856067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642">
            <text:p>5642</text:p>
          </table:table-cell>
          <table:table-cell office:value-type="float" office:value="10132">
            <text:p>10132</text:p>
          </table:table-cell>
          <table:table-cell office:value-type="float" office:value="18744">
            <text:p>18744</text:p>
          </table:table-cell>
          <table:table-cell office:value-type="float" office:value="351.375">
            <text:p>351.375</text:p>
          </table:table-cell>
          <table:table-cell office:value-type="float" office:value="610.75">
            <text:p>610.75</text:p>
          </table:table-cell>
          <table:table-cell office:value-type="float" office:value="323.25">
            <text:p>323.25</text:p>
          </table:table-cell>
          <table:table-cell office:value-type="float" office:value="0.0622784473590925">
            <text:p>0.0622784474</text:p>
          </table:table-cell>
          <table:table-cell office:value-type="float" office:value="0.0602793130675089">
            <text:p>0.0602793131</text:p>
          </table:table-cell>
          <table:table-cell office:value-type="float" office:value="0.0172455185659411">
            <text:p>0.0172455186</text:p>
          </table:table-cell>
          <table:table-cell office:value-type="float" office:value="1.22557663156752">
            <text:p>1.2255766316</text:p>
          </table:table-cell>
          <table:table-cell office:value-type="float" office:value="1.21809944308071">
            <text:p>1.2180994431</text:p>
          </table:table-cell>
          <table:table-cell office:value-type="float" office:value="1.06094223448559">
            <text:p>1.0609422345</text:p>
          </table:table-cell>
          <table:table-cell office:value-type="float" office:value="11.4728923366581">
            <text:p>11.4728923367</text:p>
          </table:table-cell>
          <table:table-cell office:value-type="float" office:value="11.8421158389962">
            <text:p>11.842115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5781">
            <text:p>5781</text:p>
          </table:table-cell>
          <table:table-cell office:value-type="float" office:value="10114">
            <text:p>10114</text:p>
          </table:table-cell>
          <table:table-cell office:value-type="float" office:value="17034">
            <text:p>17034</text:p>
          </table:table-cell>
          <table:table-cell office:value-type="float" office:value="417.375">
            <text:p>417.375</text:p>
          </table:table-cell>
          <table:table-cell office:value-type="float" office:value="126.75">
            <text:p>126.75</text:p>
          </table:table-cell>
          <table:table-cell office:value-type="float" office:value="225.625">
            <text:p>225.625</text:p>
          </table:table-cell>
          <table:table-cell office:value-type="float" office:value="0.0721977166580176">
            <text:p>0.0721977167</text:p>
          </table:table-cell>
          <table:table-cell office:value-type="float" office:value="0.0125321336760925">
            <text:p>0.0125321337</text:p>
          </table:table-cell>
          <table:table-cell office:value-type="float" office:value="0.0132455676881531">
            <text:p>0.0132455677</text:p>
          </table:table-cell>
          <table:table-cell office:value-type="float" office:value="1.2629085284727">
            <text:p>1.2629085285</text:p>
          </table:table-cell>
          <table:table-cell office:value-type="float" office:value="1.0441702944403">
            <text:p>1.0441702944</text:p>
          </table:table-cell>
          <table:table-cell office:value-type="float" office:value="1.04670335923276">
            <text:p>1.0467033592</text:p>
          </table:table-cell>
          <table:table-cell office:value-type="float" office:value="9.94322736679926">
            <text:p>9.94322736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476">
            <text:p>6476</text:p>
          </table:table-cell>
          <table:table-cell office:value-type="float" office:value="11235">
            <text:p>11235</text:p>
          </table:table-cell>
          <table:table-cell office:value-type="float" office:value="18097">
            <text:p>18097</text:p>
          </table:table-cell>
          <table:table-cell office:value-type="float" office:value="529.25">
            <text:p>529.25</text:p>
          </table:table-cell>
          <table:table-cell office:value-type="float" office:value="877.375">
            <text:p>877.375</text:p>
          </table:table-cell>
          <table:table-cell office:value-type="float" office:value="440.5">
            <text:p>440.5</text:p>
          </table:table-cell>
          <table:table-cell office:value-type="float" office:value="0.081724830142063">
            <text:p>0.0817248301</text:p>
          </table:table-cell>
          <table:table-cell office:value-type="float" office:value="0.078093012906097">
            <text:p>0.0780930129</text:p>
          </table:table-cell>
          <table:table-cell office:value-type="float" office:value="0.0243410510029287">
            <text:p>0.024341051</text:p>
          </table:table-cell>
          <table:table-cell office:value-type="float" office:value="1.29912764330625">
            <text:p>1.2991276433</text:p>
          </table:table-cell>
          <table:table-cell office:value-type="float" office:value="1.28527864175425">
            <text:p>1.2852786418</text:p>
          </table:table-cell>
          <table:table-cell office:value-type="float" office:value="1.08635495256755">
            <text:p>1.0863549526</text:p>
          </table:table-cell>
          <table:table-cell office:value-type="float" office:value="8.82351237647588">
            <text:p>8.8235123765</text:p>
          </table:table-cell>
          <table:table-cell office:value-type="float" office:value="9.21814865901566">
            <text:p>9.218148659</text:p>
          </table:table-cell>
          <table:table-cell office:value-type="float" office:value="28.8216532942566">
            <text:p>28.821653294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7057">
            <text:p>7057</text:p>
          </table:table-cell>
          <table:table-cell office:value-type="float" office:value="12184">
            <text:p>12184</text:p>
          </table:table-cell>
          <table:table-cell office:value-type="float" office:value="17755">
            <text:p>17755</text:p>
          </table:table-cell>
          <table:table-cell office:value-type="float" office:value="499.875">
            <text:p>499.875</text:p>
          </table:table-cell>
          <table:table-cell office:value-type="float" office:value="840.5">
            <text:p>840.5</text:p>
          </table:table-cell>
          <table:table-cell office:value-type="float" office:value="500.875">
            <text:p>500.875</text:p>
          </table:table-cell>
          <table:table-cell office:value-type="float" office:value="0.0708339237636389">
            <text:p>0.0708339238</text:p>
          </table:table-cell>
          <table:table-cell office:value-type="float" office:value="0.068983913328956">
            <text:p>0.0689839133</text:p>
          </table:table-cell>
          <table:table-cell office:value-type="float" office:value="0.0282103632779499">
            <text:p>0.0282103633</text:p>
          </table:table-cell>
          <table:table-cell office:value-type="float" office:value="1.25775292489401">
            <text:p>1.2577529249</text:p>
          </table:table-cell>
          <table:table-cell office:value-type="float" office:value="1.25077090603577">
            <text:p>1.250770906</text:p>
          </table:table-cell>
          <table:table-cell office:value-type="float" office:value="1.10029608768152">
            <text:p>1.1002960877</text:p>
          </table:table-cell>
          <table:table-cell office:value-type="float" office:value="10.1281464693656">
            <text:p>10.1281464694</text:p>
          </table:table-cell>
          <table:table-cell office:value-type="float" office:value="10.3906745311895">
            <text:p>10.3906745312</text:p>
          </table:table-cell>
          <table:table-cell office:value-type="float" office:value="24.9156244081776">
            <text:p>24.91562440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536">
            <text:p>7536</text:p>
          </table:table-cell>
          <table:table-cell office:value-type="float" office:value="12092">
            <text:p>12092</text:p>
          </table:table-cell>
          <table:table-cell office:value-type="float" office:value="17703">
            <text:p>17703</text:p>
          </table:table-cell>
          <table:table-cell office:value-type="float" office:value="498.5">
            <text:p>498.5</text:p>
          </table:table-cell>
          <table:table-cell office:value-type="float" office:value="137.5">
            <text:p>137.5</text:p>
          </table:table-cell>
          <table:table-cell office:value-type="float" office:value="282.375">
            <text:p>282.375</text:p>
          </table:table-cell>
          <table:table-cell office:value-type="float" office:value="0.0661491507430998">
            <text:p>0.0661491507</text:p>
          </table:table-cell>
          <table:table-cell office:value-type="float" office:value="0.0113711544823023">
            <text:p>0.0113711545</text:p>
          </table:table-cell>
          <table:table-cell office:value-type="float" office:value="0.0159506863243518">
            <text:p>0.0159506863</text:p>
          </table:table-cell>
          <table:table-cell office:value-type="float" office:value="1.24009841948315">
            <text:p>1.2400984195</text:p>
          </table:table-cell>
          <table:table-cell office:value-type="float" office:value="1.04005247487041">
            <text:p>1.0400524749</text:p>
          </table:table-cell>
          <table:table-cell office:value-type="float" office:value="1.0563260739479">
            <text:p>1.0563260739</text:p>
          </table:table-cell>
          <table:table-cell office:value-type="float" office:value="10.8214239387411">
            <text:p>10.8214239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939">
            <text:p>7939</text:p>
          </table:table-cell>
          <table:table-cell office:value-type="float" office:value="11777">
            <text:p>11777</text:p>
          </table:table-cell>
          <table:table-cell office:value-type="float" office:value="17563">
            <text:p>17563</text:p>
          </table:table-cell>
          <table:table-cell office:value-type="float" office:value="406.375">
            <text:p>406.375</text:p>
          </table:table-cell>
          <table:table-cell office:value-type="float" office:value="219.75">
            <text:p>219.75</text:p>
          </table:table-cell>
          <table:table-cell office:value-type="float" office:value="413.5">
            <text:p>413.5</text:p>
          </table:table-cell>
          <table:table-cell office:value-type="float" office:value="0.0511871772263509">
            <text:p>0.0511871772</text:p>
          </table:table-cell>
          <table:table-cell office:value-type="float" office:value="0.0186592510826187">
            <text:p>0.0186592511</text:p>
          </table:table-cell>
          <table:table-cell office:value-type="float" office:value="0.0235438136992541">
            <text:p>0.0235438137</text:p>
          </table:table-cell>
          <table:table-cell office:value-type="float" office:value="1.18429056943254">
            <text:p>1.1842905694</text:p>
          </table:table-cell>
          <table:table-cell office:value-type="float" office:value="1.06598978738506">
            <text:p>1.0659897874</text:p>
          </table:table-cell>
          <table:table-cell office:value-type="float" office:value="1.08348979782786">
            <text:p>1.0834897978</text:p>
          </table:table-cell>
          <table:table-cell office:value-type="float" office:value="13.8851124569877">
            <text:p>13.885112457</text:p>
          </table:table-cell>
          <table:table-cell office:value-type="float" office:value="0">
            <text:p>0</text:p>
          </table:table-cell>
          <table:table-cell office:value-type="float" office:value="29.7859644440128">
            <text:p>29.78596444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9126">
            <text:p>9126</text:p>
          </table:table-cell>
          <table:table-cell office:value-type="float" office:value="12709">
            <text:p>12709</text:p>
          </table:table-cell>
          <table:table-cell office:value-type="float" office:value="19843">
            <text:p>19843</text:p>
          </table:table-cell>
          <table:table-cell office:value-type="float" office:value="350.125">
            <text:p>350.125</text:p>
          </table:table-cell>
          <table:table-cell office:value-type="float" office:value="283.625">
            <text:p>283.625</text:p>
          </table:table-cell>
          <table:table-cell office:value-type="float" office:value="309.375">
            <text:p>309.375</text:p>
          </table:table-cell>
          <table:table-cell office:value-type="float" office:value="0.0383656585579663">
            <text:p>0.0383656586</text:p>
          </table:table-cell>
          <table:table-cell office:value-type="float" office:value="0.0223168620662523">
            <text:p>0.0223168621</text:p>
          </table:table-cell>
          <table:table-cell office:value-type="float" office:value="0.0155911404525525">
            <text:p>0.0155911405</text:p>
          </table:table-cell>
          <table:table-cell office:value-type="float" office:value="1.13716477551579">
            <text:p>1.1371647755</text:p>
          </table:table-cell>
          <table:table-cell office:value-type="float" office:value="1.07908518020355">
            <text:p>1.0790851802</text:p>
          </table:table-cell>
          <table:table-cell office:value-type="float" office:value="1.05504543555873">
            <text:p>1.0550454356</text:p>
          </table:table-cell>
          <table:table-cell office:value-type="float" office:value="18.411264184311">
            <text:p>18.4112641843</text:p>
          </table:table-cell>
          <table:table-cell office:value-type="float" office:value="31.4046464944831">
            <text:p>31.4046464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83">
            <text:p>283</text:p>
          </table:table-cell>
          <table:table-cell office:value-type="float" office:value="9638">
            <text:p>9638</text:p>
          </table:table-cell>
          <table:table-cell office:value-type="float" office:value="12848">
            <text:p>12848</text:p>
          </table:table-cell>
          <table:table-cell office:value-type="float" office:value="19857">
            <text:p>19857</text:p>
          </table:table-cell>
          <table:table-cell office:value-type="float" office:value="63.75">
            <text:p>63.75</text:p>
          </table:table-cell>
          <table:table-cell office:value-type="float" office:value="142">
            <text:p>142</text:p>
          </table:table-cell>
          <table:table-cell office:value-type="float" office:value="266.75">
            <text:p>266.75</text:p>
          </table:table-cell>
          <table:table-cell office:value-type="float" office:value="0.00661444283046275">
            <text:p>0.0066144428</text:p>
          </table:table-cell>
          <table:table-cell office:value-type="float" office:value="0.011052303860523">
            <text:p>0.0110523039</text:p>
          </table:table-cell>
          <table:table-cell office:value-type="float" office:value="0.0134335498816538">
            <text:p>0.0134335499</text:p>
          </table:table-cell>
          <table:table-cell office:value-type="float" office:value="1.02323630158038">
            <text:p>1.0232363016</text:p>
          </table:table-cell>
          <table:table-cell office:value-type="float" office:value="1.03892248421626">
            <text:p>1.0389224842</text:p>
          </table:table-cell>
          <table:table-cell office:value-type="float" office:value="1.04737112670014">
            <text:p>1.0473711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217">
            <text:p>9217</text:p>
          </table:table-cell>
          <table:table-cell office:value-type="float" office:value="12564">
            <text:p>12564</text:p>
          </table:table-cell>
          <table:table-cell office:value-type="float" office:value="19411">
            <text:p>19411</text:p>
          </table:table-cell>
          <table:table-cell office:value-type="float" office:value="111.625">
            <text:p>111.625</text:p>
          </table:table-cell>
          <table:table-cell office:value-type="float" office:value="274.25">
            <text:p>274.25</text:p>
          </table:table-cell>
          <table:table-cell office:value-type="float" office:value="283.875">
            <text:p>283.875</text:p>
          </table:table-cell>
          <table:table-cell office:value-type="float" office:value="0.0121107735705761">
            <text:p>0.0121107736</text:p>
          </table:table-cell>
          <table:table-cell office:value-type="float" office:value="0.0218282394141993">
            <text:p>0.0218282394</text:p>
          </table:table-cell>
          <table:table-cell office:value-type="float" office:value="0.0146244397506568">
            <text:p>0.0146244398</text:p>
          </table:table-cell>
          <table:table-cell office:value-type="float" office:value="1.04267518233651">
            <text:p>1.0426751823</text:p>
          </table:table-cell>
          <table:table-cell office:value-type="float" office:value="1.07733272314011">
            <text:p>1.0773327231</text:p>
          </table:table-cell>
          <table:table-cell office:value-type="float" office:value="1.05160473263382">
            <text:p>1.0516047326</text:p>
          </table:table-cell>
          <table:table-cell office:value-type="float" office:value="0">
            <text:p>0</text:p>
          </table:table-cell>
          <table:table-cell office:value-type="float" office:value="32.0999340695187">
            <text:p>32.099934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8836">
            <text:p>8836</text:p>
          </table:table-cell>
          <table:table-cell office:value-type="float" office:value="12280">
            <text:p>12280</text:p>
          </table:table-cell>
          <table:table-cell office:value-type="float" office:value="20353">
            <text:p>20353</text:p>
          </table:table-cell>
          <table:table-cell office:value-type="float" office:value="185.125">
            <text:p>185.125</text:p>
          </table:table-cell>
          <table:table-cell office:value-type="float" office:value="208.25">
            <text:p>208.25</text:p>
          </table:table-cell>
          <table:table-cell office:value-type="float" office:value="349.5">
            <text:p>349.5</text:p>
          </table:table-cell>
          <table:table-cell office:value-type="float" office:value="0.0209512222725215">
            <text:p>0.0209512223</text:p>
          </table:table-cell>
          <table:table-cell office:value-type="float" office:value="0.0169584690553746">
            <text:p>0.0169584691</text:p>
          </table:table-cell>
          <table:table-cell office:value-type="float" office:value="0.0171719156881049">
            <text:p>0.0171719157</text:p>
          </table:table-cell>
          <table:table-cell office:value-type="float" office:value="1.07418962723466">
            <text:p>1.0741896272</text:p>
          </table:table-cell>
          <table:table-cell office:value-type="float" office:value="1.05991831745231">
            <text:p>1.0599183175</text:p>
          </table:table-cell>
          <table:table-cell office:value-type="float" office:value="1.06067965929763">
            <text:p>1.0606796593</text:p>
          </table:table-cell>
          <table:table-cell office:value-type="float" office:value="33.4292299966395">
            <text:p>33.42922999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9478">
            <text:p>9478</text:p>
          </table:table-cell>
          <table:table-cell office:value-type="float" office:value="13952">
            <text:p>13952</text:p>
          </table:table-cell>
          <table:table-cell office:value-type="float" office:value="20289">
            <text:p>20289</text:p>
          </table:table-cell>
          <table:table-cell office:value-type="float" office:value="146.5">
            <text:p>146.5</text:p>
          </table:table-cell>
          <table:table-cell office:value-type="float" office:value="67.5">
            <text:p>67.5</text:p>
          </table:table-cell>
          <table:table-cell office:value-type="float" office:value="161">
            <text:p>161</text:p>
          </table:table-cell>
          <table:table-cell office:value-type="float" office:value="0.015456847436168">
            <text:p>0.0154568474</text:p>
          </table:table-cell>
          <table:table-cell office:value-type="float" office:value="0.00483801605504587">
            <text:p>0.0048380161</text:p>
          </table:table-cell>
          <table:table-cell office:value-type="float" office:value="0.00793533441766475">
            <text:p>0.0079353344</text:p>
          </table:table-cell>
          <table:table-cell office:value-type="float" office:value="1.05456723772661">
            <text:p>1.0545672377</text:p>
          </table:table-cell>
          <table:table-cell office:value-type="float" office:value="1.01697893273538">
            <text:p>1.0169789327</text:p>
          </table:table-cell>
          <table:table-cell office:value-type="float" office:value="1.02789709074517">
            <text:p>1.0278970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750">
            <text:p>13750</text:p>
          </table:table-cell>
          <table:table-cell office:value-type="float" office:value="19544">
            <text:p>19544</text:p>
          </table:table-cell>
          <table:table-cell office:value-type="float" office:value="89.5">
            <text:p>89.5</text:p>
          </table:table-cell>
          <table:table-cell office:value-type="float" office:value="113.375">
            <text:p>113.375</text:p>
          </table:table-cell>
          <table:table-cell office:value-type="float" office:value="226.25">
            <text:p>226.25</text:p>
          </table:table-cell>
          <table:table-cell office:value-type="float" office:value="0.00957628932163492">
            <text:p>0.0095762893</text:p>
          </table:table-cell>
          <table:table-cell office:value-type="float" office:value="0.00824545454545455">
            <text:p>0.0082454545</text:p>
          </table:table-cell>
          <table:table-cell office:value-type="float" office:value="0.0115764428980761">
            <text:p>0.0115764429</text:p>
          </table:table-cell>
          <table:table-cell office:value-type="float" office:value="1.03369675504738">
            <text:p>1.033696755</text:p>
          </table:table-cell>
          <table:table-cell office:value-type="float" office:value="1.02899234644959">
            <text:p>1.0289923464</text:p>
          </table:table-cell>
          <table:table-cell office:value-type="float" office:value="1.0407802176424">
            <text:p>1.0407802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8963">
            <text:p>8963</text:p>
          </table:table-cell>
          <table:table-cell office:value-type="float" office:value="13494">
            <text:p>13494</text:p>
          </table:table-cell>
          <table:table-cell office:value-type="float" office:value="18918">
            <text:p>18918</text:p>
          </table:table-cell>
          <table:table-cell office:value-type="float" office:value="89.25">
            <text:p>89.25</text:p>
          </table:table-cell>
          <table:table-cell office:value-type="float" office:value="178.375">
            <text:p>178.375</text:p>
          </table:table-cell>
          <table:table-cell office:value-type="float" office:value="310.75">
            <text:p>310.75</text:p>
          </table:table-cell>
          <table:table-cell office:value-type="float" office:value="0.00995760348097735">
            <text:p>0.0099576035</text:p>
          </table:table-cell>
          <table:table-cell office:value-type="float" office:value="0.013218838002075">
            <text:p>0.013218838</text:p>
          </table:table-cell>
          <table:table-cell office:value-type="float" office:value="0.0164261549846707">
            <text:p>0.016426155</text:p>
          </table:table-cell>
          <table:table-cell office:value-type="float" office:value="1.03504595376291">
            <text:p>1.0350459538</text:p>
          </table:table-cell>
          <table:table-cell office:value-type="float" office:value="1.04660841885639">
            <text:p>1.0466084189</text:p>
          </table:table-cell>
          <table:table-cell office:value-type="float" office:value="1.0580203868388">
            <text:p>1.0580203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9356">
            <text:p>9356</text:p>
          </table:table-cell>
          <table:table-cell office:value-type="float" office:value="14042">
            <text:p>14042</text:p>
          </table:table-cell>
          <table:table-cell office:value-type="float" office:value="20345">
            <text:p>20345</text:p>
          </table:table-cell>
          <table:table-cell office:value-type="float" office:value="157.75">
            <text:p>157.75</text:p>
          </table:table-cell>
          <table:table-cell office:value-type="float" office:value="175.5">
            <text:p>175.5</text:p>
          </table:table-cell>
          <table:table-cell office:value-type="float" office:value="292.5">
            <text:p>292.5</text:p>
          </table:table-cell>
          <table:table-cell office:value-type="float" office:value="0.0168608379649423">
            <text:p>0.016860838</text:p>
          </table:table-cell>
          <table:table-cell office:value-type="float" office:value="0.0124982196268338">
            <text:p>0.0124982196</text:p>
          </table:table-cell>
          <table:table-cell office:value-type="float" office:value="0.0143769968051118">
            <text:p>0.0143769968</text:p>
          </table:table-cell>
          <table:table-cell office:value-type="float" office:value="1.05957013707678">
            <text:p>1.0595701371</text:p>
          </table:table-cell>
          <table:table-cell office:value-type="float" office:value="1.04404993146185">
            <text:p>1.0440499315</text:p>
          </table:table-cell>
          <table:table-cell office:value-type="float" office:value="1.05072461697067">
            <text:p>1.0507246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  <table:table-cell office:value-type="float" office:value="10298">
            <text:p>10298</text:p>
          </table:table-cell>
          <table:table-cell office:value-type="float" office:value="14126">
            <text:p>14126</text:p>
          </table:table-cell>
          <table:table-cell office:value-type="float" office:value="20805">
            <text:p>20805</text:p>
          </table:table-cell>
          <table:table-cell office:value-type="float" office:value="135">
            <text:p>135</text:p>
          </table:table-cell>
          <table:table-cell office:value-type="float" office:value="68.375">
            <text:p>68.375</text:p>
          </table:table-cell>
          <table:table-cell office:value-type="float" office:value="-135.625">
            <text:p>-135.625</text:p>
          </table:table-cell>
          <table:table-cell office:value-type="float" office:value="0.013109341619732">
            <text:p>0.0131093416</text:p>
          </table:table-cell>
          <table:table-cell office:value-type="float" office:value="0.00484036528387371">
            <text:p>0.0048403653</text:p>
          </table:table-cell>
          <table:table-cell office:value-type="float" office:value="-0.00651886565729392">
            <text:p>-0.0065188657</text:p>
          </table:table-cell>
          <table:table-cell office:value-type="float" office:value="1.04621953115096">
            <text:p>1.0462195312</text:p>
          </table:table-cell>
          <table:table-cell office:value-type="float" office:value="1.01698719960028">
            <text:p>1.0169871996</text:p>
          </table:table-cell>
          <table:table-cell office:value-type="float" office:value="0.977267261594009">
            <text:p>0.9772672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0480">
            <text:p>10480</text:p>
          </table:table-cell>
          <table:table-cell office:value-type="float" office:value="13828">
            <text:p>13828</text:p>
          </table:table-cell>
          <table:table-cell office:value-type="float" office:value="20867">
            <text:p>20867</text:p>
          </table:table-cell>
          <table:table-cell office:value-type="float" office:value="98.375">
            <text:p>98.375</text:p>
          </table:table-cell>
          <table:table-cell office:value-type="float" office:value="161.5">
            <text:p>161.5</text:p>
          </table:table-cell>
          <table:table-cell office:value-type="float" office:value="-389.625">
            <text:p>-389.625</text:p>
          </table:table-cell>
          <table:table-cell office:value-type="float" office:value="0.00938692748091603">
            <text:p>0.0093869275</text:p>
          </table:table-cell>
          <table:table-cell office:value-type="float" office:value="0.0116792016199016">
            <text:p>0.0116792016</text:p>
          </table:table-cell>
          <table:table-cell office:value-type="float" office:value="-0.0186718263286529">
            <text:p>-0.0186718263</text:p>
          </table:table-cell>
          <table:table-cell office:value-type="float" office:value="1.03302695042197">
            <text:p>1.0330269504</text:p>
          </table:table-cell>
          <table:table-cell office:value-type="float" office:value="1.04114455702059">
            <text:p>1.041144557</text:p>
          </table:table-cell>
          <table:table-cell office:value-type="float" office:value="0.935331936562672">
            <text:p>0.9353319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0201">
            <text:p>10201</text:p>
          </table:table-cell>
          <table:table-cell office:value-type="float" office:value="13744">
            <text:p>13744</text:p>
          </table:table-cell>
          <table:table-cell office:value-type="float" office:value="21882">
            <text:p>21882</text:p>
          </table:table-cell>
          <table:table-cell office:value-type="float" office:value="110.875">
            <text:p>110.875</text:p>
          </table:table-cell>
          <table:table-cell office:value-type="float" office:value="169.25">
            <text:p>169.25</text:p>
          </table:table-cell>
          <table:table-cell office:value-type="float" office:value="-433.625">
            <text:p>-433.625</text:p>
          </table:table-cell>
          <table:table-cell office:value-type="float" office:value="0.0108690324477992">
            <text:p>0.0108690324</text:p>
          </table:table-cell>
          <table:table-cell office:value-type="float" office:value="0.0123144644935972">
            <text:p>0.0123144645</text:p>
          </table:table-cell>
          <table:table-cell office:value-type="float" office:value="-0.0198165158577827">
            <text:p>-0.0198165159</text:p>
          </table:table-cell>
          <table:table-cell office:value-type="float" office:value="1.03827315986535">
            <text:p>1.0382731599</text:p>
          </table:table-cell>
          <table:table-cell office:value-type="float" office:value="1.04339785195769">
            <text:p>1.043397852</text:p>
          </table:table-cell>
          <table:table-cell office:value-type="float" office:value="0.931411875327215">
            <text:p>0.9314118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4234">
            <text:p>14234</text:p>
          </table:table-cell>
          <table:table-cell office:value-type="float" office:value="22233">
            <text:p>22233</text:p>
          </table:table-cell>
          <table:table-cell office:value-type="float" office:value="128">
            <text:p>128</text:p>
          </table:table-cell>
          <table:table-cell office:value-type="float" office:value="189.5">
            <text:p>189.5</text:p>
          </table:table-cell>
          <table:table-cell office:value-type="float" office:value="-559.75">
            <text:p>-559.75</text:p>
          </table:table-cell>
          <table:table-cell office:value-type="float" office:value="0.0124344278220323">
            <text:p>0.0124344278</text:p>
          </table:table-cell>
          <table:table-cell office:value-type="float" office:value="0.0133131937614163">
            <text:p>0.0133131938</text:p>
          </table:table-cell>
          <table:table-cell office:value-type="float" office:value="-0.0251765393784015">
            <text:p>-0.0251765394</text:p>
          </table:table-cell>
          <table:table-cell office:value-type="float" office:value="1.04382354276783">
            <text:p>1.0438235428</text:p>
          </table:table-cell>
          <table:table-cell office:value-type="float" office:value="1.04694357077609">
            <text:p>1.0469435708</text:p>
          </table:table-cell>
          <table:table-cell office:value-type="float" office:value="0.913124474120336">
            <text:p>0.9131244741</text:p>
          </table:table-cell>
          <table:table-cell table:number-columns-repeated="2" office:value-type="float" office:value="0">
            <text:p>0</text:p>
          </table:table-cell>
          <table:table-cell office:value-type="float" office:value="-27.1834252186322">
            <text:p>-27.183425218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558">
            <text:p>10558</text:p>
          </table:table-cell>
          <table:table-cell office:value-type="float" office:value="13938">
            <text:p>13938</text:p>
          </table:table-cell>
          <table:table-cell office:value-type="float" office:value="20305">
            <text:p>20305</text:p>
          </table:table-cell>
          <table:table-cell office:value-type="float" office:value="66.875">
            <text:p>66.875</text:p>
          </table:table-cell>
          <table:table-cell office:value-type="float" office:value="152.25">
            <text:p>152.25</text:p>
          </table:table-cell>
          <table:table-cell office:value-type="float" office:value="-57.5">
            <text:p>-57.5</text:p>
          </table:table-cell>
          <table:table-cell office:value-type="float" office:value="0.0063340594809623">
            <text:p>0.0063340595</text:p>
          </table:table-cell>
          <table:table-cell office:value-type="float" office:value="0.0109233749461903">
            <text:p>0.0109233749</text:p>
          </table:table-cell>
          <table:table-cell office:value-type="float" office:value="-0.00283181482393499">
            <text:p>-0.0028318148</text:p>
          </table:table-cell>
          <table:table-cell office:value-type="float" office:value="1.02224784399">
            <text:p>1.022247844</text:p>
          </table:table-cell>
          <table:table-cell office:value-type="float" office:value="1.03846567974729">
            <text:p>1.0384656797</text:p>
          </table:table-cell>
          <table:table-cell office:value-type="float" office:value="0.990104365699614">
            <text:p>0.99010436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0">
            <text:p>260</text:p>
          </table:table-cell>
          <table:table-cell office:value-type="float" office:value="9259">
            <text:p>9259</text:p>
          </table:table-cell>
          <table:table-cell office:value-type="float" office:value="13431">
            <text:p>13431</text:p>
          </table:table-cell>
          <table:table-cell office:value-type="float" office:value="20256">
            <text:p>20256</text:p>
          </table:table-cell>
          <table:table-cell office:value-type="float" office:value="-414.5">
            <text:p>-414.5</text:p>
          </table:table-cell>
          <table:table-cell office:value-type="float" office:value="46.75">
            <text:p>46.75</text:p>
          </table:table-cell>
          <table:table-cell office:value-type="float" office:value="-361.5">
            <text:p>-361.5</text:p>
          </table:table-cell>
          <table:table-cell office:value-type="float" office:value="-0.0447672534830975">
            <text:p>-0.0447672535</text:p>
          </table:table-cell>
          <table:table-cell office:value-type="float" office:value="0.00348075348075348">
            <text:p>0.0034807535</text:p>
          </table:table-cell>
          <table:table-cell office:value-type="float" office:value="-0.0178465639810427">
            <text:p>-0.017846564</text:p>
          </table:table-cell>
          <table:table-cell office:value-type="float" office:value="0.847242662498622">
            <text:p>0.8472426625</text:p>
          </table:table-cell>
          <table:table-cell office:value-type="float" office:value="1.01220638384643">
            <text:p>1.0122063838</text:p>
          </table:table-cell>
          <table:table-cell office:value-type="float" office:value="0.938161285764372">
            <text:p>0.9381612858</text:p>
          </table:table-cell>
          <table:table-cell office:value-type="float" office:value="-15.1341337979688">
            <text:p>-15.1341337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7565">
            <text:p>7565</text:p>
          </table:table-cell>
          <table:table-cell office:value-type="float" office:value="12766">
            <text:p>12766</text:p>
          </table:table-cell>
          <table:table-cell office:value-type="float" office:value="21292">
            <text:p>21292</text:p>
          </table:table-cell>
          <table:table-cell office:value-type="float" office:value="-548.625">
            <text:p>-548.625</text:p>
          </table:table-cell>
          <table:table-cell office:value-type="float" office:value="-823.75">
            <text:p>-823.75</text:p>
          </table:table-cell>
          <table:table-cell office:value-type="float" office:value="-418.5">
            <text:p>-418.5</text:p>
          </table:table-cell>
          <table:table-cell office:value-type="float" office:value="-0.0725214805023133">
            <text:p>-0.0725214805</text:p>
          </table:table-cell>
          <table:table-cell office:value-type="float" office:value="-0.0645268682437725">
            <text:p>-0.0645268682</text:p>
          </table:table-cell>
          <table:table-cell office:value-type="float" office:value="-0.0196552695848206">
            <text:p>-0.0196552696</text:p>
          </table:table-cell>
          <table:table-cell office:value-type="float" office:value="0.756483173905028">
            <text:p>0.7564831739</text:p>
          </table:table-cell>
          <table:table-cell office:value-type="float" office:value="0.782316845928481">
            <text:p>0.7823168459</text:p>
          </table:table-cell>
          <table:table-cell office:value-type="float" office:value="0.931963762513134">
            <text:p>0.9319637625</text:p>
          </table:table-cell>
          <table:table-cell office:value-type="float" office:value="-9.20689710019559">
            <text:p>-9.2068971002</text:p>
          </table:table-cell>
          <table:table-cell office:value-type="float" office:value="-10.3915669977974">
            <text:p>-10.39156699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7871">
            <text:p>7871</text:p>
          </table:table-cell>
          <table:table-cell office:value-type="float" office:value="13488">
            <text:p>13488</text:p>
          </table:table-cell>
          <table:table-cell office:value-type="float" office:value="21458">
            <text:p>21458</text:p>
          </table:table-cell>
          <table:table-cell office:value-type="float" office:value="-457">
            <text:p>-457</text:p>
          </table:table-cell>
          <table:table-cell office:value-type="float" office:value="162.875">
            <text:p>162.875</text:p>
          </table:table-cell>
          <table:table-cell office:value-type="float" office:value="-361.375">
            <text:p>-361.375</text:p>
          </table:table-cell>
          <table:table-cell office:value-type="float" office:value="-0.0580612374539449">
            <text:p>-0.0580612375</text:p>
          </table:table-cell>
          <table:table-cell office:value-type="float" office:value="0.0120755486358244">
            <text:p>0.0120755486</text:p>
          </table:table-cell>
          <table:table-cell office:value-type="float" office:value="-0.0168410383073912">
            <text:p>-0.0168410383</text:p>
          </table:table-cell>
          <table:table-cell office:value-type="float" office:value="0.803393039208772">
            <text:p>0.8033930392</text:p>
          </table:table-cell>
          <table:table-cell office:value-type="float" office:value="1.0425502252201">
            <text:p>1.0425502252</text:p>
          </table:table-cell>
          <table:table-cell office:value-type="float" office:value="0.941612262243822">
            <text:p>0.9416122622</text:p>
          </table:table-cell>
          <table:table-cell office:value-type="float" office:value="-11.5881804450716">
            <text:p>-11.58818044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8208">
            <text:p>8208</text:p>
          </table:table-cell>
          <table:table-cell office:value-type="float" office:value="13524">
            <text:p>13524</text:p>
          </table:table-cell>
          <table:table-cell office:value-type="float" office:value="20152">
            <text:p>20152</text:p>
          </table:table-cell>
          <table:table-cell office:value-type="float" office:value="-194.5">
            <text:p>-194.5</text:p>
          </table:table-cell>
          <table:table-cell office:value-type="float" office:value="-34.375">
            <text:p>-34.375</text:p>
          </table:table-cell>
          <table:table-cell office:value-type="float" office:value="-98">
            <text:p>-98</text:p>
          </table:table-cell>
          <table:table-cell office:value-type="float" office:value="-0.0236963937621832">
            <text:p>-0.0236963938</text:p>
          </table:table-cell>
          <table:table-cell office:value-type="float" office:value="-0.00254177758059746">
            <text:p>-0.0025417776</text:p>
          </table:table-cell>
          <table:table-cell office:value-type="float" office:value="-0.00486304088924176">
            <text:p>-0.0048630409</text:p>
          </table:table-cell>
          <table:table-cell office:value-type="float" office:value="0.91816319922393">
            <text:p>0.9181631992</text:p>
          </table:table-cell>
          <table:table-cell office:value-type="float" office:value="0.991116441309117">
            <text:p>0.9911164413</text:p>
          </table:table-cell>
          <table:table-cell office:value-type="float" office:value="0.983025709254367">
            <text:p>0.9830257093</text:p>
          </table:table-cell>
          <table:table-cell office:value-type="float" office:value="-28.9032085809795">
            <text:p>-28.9032085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160">
            <text:p>8160</text:p>
          </table:table-cell>
          <table:table-cell office:value-type="float" office:value="11734">
            <text:p>11734</text:p>
          </table:table-cell>
          <table:table-cell office:value-type="float" office:value="19357">
            <text:p>19357</text:p>
          </table:table-cell>
          <table:table-cell office:value-type="float" office:value="-2.125">
            <text:p>-2.125</text:p>
          </table:table-cell>
          <table:table-cell office:value-type="float" office:value="-443.125">
            <text:p>-443.125</text:p>
          </table:table-cell>
          <table:table-cell office:value-type="float" office:value="-344.375">
            <text:p>-344.375</text:p>
          </table:table-cell>
          <table:table-cell office:value-type="float" office:value="-0.000260416666666667">
            <text:p>-0.0002604167</text:p>
          </table:table-cell>
          <table:table-cell office:value-type="float" office:value="-0.0377641895346855">
            <text:p>-0.0377641895</text:p>
          </table:table-cell>
          <table:table-cell office:value-type="float" office:value="-0.0177907217027432">
            <text:p>-0.0177907217</text:p>
          </table:table-cell>
          <table:table-cell office:value-type="float" office:value="0.999088674587674">
            <text:p>0.9990886746</text:p>
          </table:table-cell>
          <table:table-cell office:value-type="float" office:value="0.870620559290575">
            <text:p>0.8706205593</text:p>
          </table:table-cell>
          <table:table-cell office:value-type="float" office:value="0.93835283320666">
            <text:p>0.9383528332</text:p>
          </table:table-cell>
          <table:table-cell office:value-type="float" office:value="0">
            <text:p>0</text:p>
          </table:table-cell>
          <table:table-cell office:value-type="float" office:value="-18.0058184163727">
            <text:p>-18.0058184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7770">
            <text:p>7770</text:p>
          </table:table-cell>
          <table:table-cell office:value-type="float" office:value="12024">
            <text:p>12024</text:p>
          </table:table-cell>
          <table:table-cell office:value-type="float" office:value="20368">
            <text:p>20368</text:p>
          </table:table-cell>
          <table:table-cell office:value-type="float" office:value="-312.25">
            <text:p>-312.25</text:p>
          </table:table-cell>
          <table:table-cell office:value-type="float" office:value="-234.375">
            <text:p>-234.375</text:p>
          </table:table-cell>
          <table:table-cell office:value-type="float" office:value="-463.25">
            <text:p>-463.25</text:p>
          </table:table-cell>
          <table:table-cell office:value-type="float" office:value="-0.0401866151866152">
            <text:p>-0.0401866152</text:p>
          </table:table-cell>
          <table:table-cell office:value-type="float" office:value="-0.0194922654690619">
            <text:p>-0.0194922655</text:p>
          </table:table-cell>
          <table:table-cell office:value-type="float" office:value="-0.0227440102120974">
            <text:p>-0.0227440102</text:p>
          </table:table-cell>
          <table:table-cell office:value-type="float" office:value="0.862512176365555">
            <text:p>0.8625121764</text:p>
          </table:table-cell>
          <table:table-cell office:value-type="float" office:value="0.932521769747992">
            <text:p>0.9325217697</text:p>
          </table:table-cell>
          <table:table-cell office:value-type="float" office:value="0.921409852658694">
            <text:p>0.9214098527</text:p>
          </table:table-cell>
          <table:table-cell office:value-type="float" office:value="-16.8992673412297">
            <text:p>-16.8992673412</text:p>
          </table:table-cell>
          <table:table-cell office:value-type="float" office:value="0">
            <text:p>0</text:p>
          </table:table-cell>
          <table:table-cell office:value-type="float" office:value="-30.1281293968117">
            <text:p>-30.128129396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8235">
            <text:p>8235</text:p>
          </table:table-cell>
          <table:table-cell office:value-type="float" office:value="12700">
            <text:p>12700</text:p>
          </table:table-cell>
          <table:table-cell office:value-type="float" office:value="21060">
            <text:p>21060</text:p>
          </table:table-cell>
          <table:table-cell office:value-type="float" office:value="-274.125">
            <text:p>-274.125</text:p>
          </table:table-cell>
          <table:table-cell office:value-type="float" office:value="215.625">
            <text:p>215.625</text:p>
          </table:table-cell>
          <table:table-cell office:value-type="float" office:value="-568.875">
            <text:p>-568.875</text:p>
          </table:table-cell>
          <table:table-cell office:value-type="float" office:value="-0.033287795992714">
            <text:p>-0.033287796</text:p>
          </table:table-cell>
          <table:table-cell office:value-type="float" office:value="0.0169783464566929">
            <text:p>0.0169783465</text:p>
          </table:table-cell>
          <table:table-cell office:value-type="float" office:value="-0.0270121082621083">
            <text:p>-0.0270121083</text:p>
          </table:table-cell>
          <table:table-cell office:value-type="float" office:value="0.885664545655124">
            <text:p>0.8856645457</text:p>
          </table:table-cell>
          <table:table-cell office:value-type="float" office:value="1.0599892105253">
            <text:p>1.0599892105</text:p>
          </table:table-cell>
          <table:table-cell office:value-type="float" office:value="0.906887742908438">
            <text:p>0.9068877429</text:p>
          </table:table-cell>
          <table:table-cell office:value-type="float" office:value="-20.4743328871534">
            <text:p>-20.4743328872</text:p>
          </table:table-cell>
          <table:table-cell office:value-type="float" office:value="0">
            <text:p>0</text:p>
          </table:table-cell>
          <table:table-cell office:value-type="float" office:value="-25.3124548796802">
            <text:p>-25.312454879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8208">
            <text:p>8208</text:p>
          </table:table-cell>
          <table:table-cell office:value-type="float" office:value="12481">
            <text:p>12481</text:p>
          </table:table-cell>
          <table:table-cell office:value-type="float" office:value="19824">
            <text:p>19824</text:p>
          </table:table-cell>
          <table:table-cell office:value-type="float" office:value="-194.5">
            <text:p>-194.5</text:p>
          </table:table-cell>
          <table:table-cell office:value-type="float" office:value="-553.75">
            <text:p>-553.75</text:p>
          </table:table-cell>
          <table:table-cell office:value-type="float" office:value="475.125">
            <text:p>475.125</text:p>
          </table:table-cell>
          <table:table-cell office:value-type="float" office:value="-0.0236963937621832">
            <text:p>-0.0236963938</text:p>
          </table:table-cell>
          <table:table-cell office:value-type="float" office:value="-0.0443674385065299">
            <text:p>-0.0443674385</text:p>
          </table:table-cell>
          <table:table-cell office:value-type="float" office:value="0.0239671610169492">
            <text:p>0.023967161</text:p>
          </table:table-cell>
          <table:table-cell office:value-type="float" office:value="0.91816319922393">
            <text:p>0.9181631992</text:p>
          </table:table-cell>
          <table:table-cell office:value-type="float" office:value="0.848572165642421">
            <text:p>0.8485721656</text:p>
          </table:table-cell>
          <table:table-cell office:value-type="float" office:value="1.08501093618146">
            <text:p>1.0850109362</text:p>
          </table:table-cell>
          <table:table-cell office:value-type="float" office:value="-28.9032085809795">
            <text:p>-28.903208581</text:p>
          </table:table-cell>
          <table:table-cell office:value-type="float" office:value="-15.2736854346942">
            <text:p>-15.2736854347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8160">
            <text:p>8160</text:p>
          </table:table-cell>
          <table:table-cell office:value-type="float" office:value="11537">
            <text:p>11537</text:p>
          </table:table-cell>
          <table:table-cell office:value-type="float" office:value="19992">
            <text:p>19992</text:p>
          </table:table-cell>
          <table:table-cell office:value-type="float" office:value="-2.125">
            <text:p>-2.125</text:p>
          </table:table-cell>
          <table:table-cell office:value-type="float" office:value="-446.875">
            <text:p>-446.875</text:p>
          </table:table-cell>
          <table:table-cell office:value-type="float" office:value="666.75">
            <text:p>666.75</text:p>
          </table:table-cell>
          <table:table-cell office:value-type="float" office:value="-0.000260416666666667">
            <text:p>-0.0002604167</text:p>
          </table:table-cell>
          <table:table-cell office:value-type="float" office:value="-0.0387340729825778">
            <text:p>-0.038734073</text:p>
          </table:table-cell>
          <table:table-cell office:value-type="float" office:value="0.0333508403361345">
            <text:p>0.0333508403</text:p>
          </table:table-cell>
          <table:table-cell office:value-type="float" office:value="0.999088674587674">
            <text:p>0.9990886746</text:p>
          </table:table-cell>
          <table:table-cell office:value-type="float" office:value="0.867371388244224">
            <text:p>0.8673713882</text:p>
          </table:table-cell>
          <table:table-cell office:value-type="float" office:value="1.11890800713668">
            <text:p>1.1189080071</text:p>
          </table:table-cell>
          <table:table-cell office:value-type="float" office:value="0">
            <text:p>0</text:p>
          </table:table-cell>
          <table:table-cell office:value-type="float" office:value="-17.5461690027831">
            <text:p>-17.5461690028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749">
            <text:p>749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7194">
            <text:p>7194</text:p>
          </table:table-cell>
          <table:table-cell office:value-type="float" office:value="11662">
            <text:p>11662</text:p>
          </table:table-cell>
          <table:table-cell office:value-type="float" office:value="21483">
            <text:p>21483</text:p>
          </table:table-cell>
          <table:table-cell office:value-type="float" office:value="-537.25">
            <text:p>-537.25</text:p>
          </table:table-cell>
          <table:table-cell office:value-type="float" office:value="190.75">
            <text:p>190.75</text:p>
          </table:table-cell>
          <table:table-cell office:value-type="float" office:value="677.25">
            <text:p>677.25</text:p>
          </table:table-cell>
          <table:table-cell office:value-type="float" office:value="-0.0746802891298304">
            <text:p>-0.0746802891</text:p>
          </table:table-cell>
          <table:table-cell office:value-type="float" office:value="0.0163565426170468">
            <text:p>0.0163565426</text:p>
          </table:table-cell>
          <table:table-cell office:value-type="float" office:value="0.031524926686217">
            <text:p>0.0315249267</text:p>
          </table:table-cell>
          <table:table-cell office:value-type="float" office:value="0.749550193391243">
            <text:p>0.7495501934</text:p>
          </table:table-cell>
          <table:table-cell office:value-type="float" office:value="1.05777227067298">
            <text:p>1.0577722707</text:p>
          </table:table-cell>
          <table:table-cell office:value-type="float" office:value="1.1122851325668">
            <text:p>1.1122851326</text:p>
          </table:table-cell>
          <table:table-cell office:value-type="float" office:value="-8.93047139759854">
            <text:p>-8.9304713976</text:p>
          </table:table-cell>
          <table:table-cell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852">
            <text:p>852</text:p>
          </table:table-cell>
          <table:table-cell office:value-type="float" office:value="7566">
            <text:p>7566</text:p>
          </table:table-cell>
          <table:table-cell office:value-type="float" office:value="12155">
            <text:p>12155</text:p>
          </table:table-cell>
          <table:table-cell office:value-type="float" office:value="21378">
            <text:p>21378</text:p>
          </table:table-cell>
          <table:table-cell office:value-type="float" office:value="-624.75">
            <text:p>-624.75</text:p>
          </table:table-cell>
          <table:table-cell office:value-type="float" office:value="327.25">
            <text:p>327.25</text:p>
          </table:table-cell>
          <table:table-cell office:value-type="float" office:value="614.25">
            <text:p>614.25</text:p>
          </table:table-cell>
          <table:table-cell office:value-type="float" office:value="-0.082573354480571">
            <text:p>-0.0825733545</text:p>
          </table:table-cell>
          <table:table-cell office:value-type="float" office:value="0.0269230769230769">
            <text:p>0.0269230769</text:p>
          </table:table-cell>
          <table:table-cell office:value-type="float" office:value="0.0287328094302554">
            <text:p>0.0287328094</text:p>
          </table:table-cell>
          <table:table-cell office:value-type="float" office:value="0.724357242703543">
            <text:p>0.7243572427</text:p>
          </table:table-cell>
          <table:table-cell office:value-type="float" office:value="1.09565147928994">
            <text:p>1.0956514793</text:p>
          </table:table-cell>
          <table:table-cell office:value-type="float" office:value="1.10218295870789">
            <text:p>1.1021829587</text:p>
          </table:table-cell>
          <table:table-cell office:value-type="float" office:value="-8.04276915771208">
            <text:p>-8.0427691577</text:p>
          </table:table-cell>
          <table:table-cell office:value-type="float" office:value="26.0905057431666">
            <text:p>26.0905057432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7392">
            <text:p>7392</text:p>
          </table:table-cell>
          <table:table-cell office:value-type="float" office:value="12320">
            <text:p>12320</text:p>
          </table:table-cell>
          <table:table-cell office:value-type="float" office:value="21693">
            <text:p>21693</text:p>
          </table:table-cell>
          <table:table-cell office:value-type="float" office:value="-546">
            <text:p>-546</text:p>
          </table:table-cell>
          <table:table-cell office:value-type="float" office:value="-922.25">
            <text:p>-922.25</text:p>
          </table:table-cell>
          <table:table-cell office:value-type="float" office:value="574.875">
            <text:p>574.875</text:p>
          </table:table-cell>
          <table:table-cell office:value-type="float" office:value="-0.0738636363636364">
            <text:p>-0.0738636364</text:p>
          </table:table-cell>
          <table:table-cell office:value-type="float" office:value="-0.0748579545454545">
            <text:p>-0.0748579545</text:p>
          </table:table-cell>
          <table:table-cell office:value-type="float" office:value="0.0265004840271055">
            <text:p>0.026500484</text:p>
          </table:table-cell>
          <table:table-cell office:value-type="float" office:value="0.752170712809917">
            <text:p>0.7521707128</text:p>
          </table:table-cell>
          <table:table-cell office:value-type="float" office:value="0.748980437274019">
            <text:p>0.7489804373</text:p>
          </table:table-cell>
          <table:table-cell office:value-type="float" office:value="1.09412815437606">
            <text:p>1.0941281544</text:p>
          </table:table-cell>
          <table:table-cell office:value-type="float" office:value="-9.03314097136617">
            <text:p>-9.0331409714</text:p>
          </table:table-cell>
          <table:table-cell office:value-type="float" office:value="-8.9084318353967">
            <text:p>-8.9084318354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6840">
            <text:p>6840</text:p>
          </table:table-cell>
          <table:table-cell office:value-type="float" office:value="12090">
            <text:p>12090</text:p>
          </table:table-cell>
          <table:table-cell office:value-type="float" office:value="22197">
            <text:p>22197</text:p>
          </table:table-cell>
          <table:table-cell office:value-type="float" office:value="-323.375">
            <text:p>-323.375</text:p>
          </table:table-cell>
          <table:table-cell office:value-type="float" office:value="196.875">
            <text:p>196.875</text:p>
          </table:table-cell>
          <table:table-cell office:value-type="float" office:value="648.375">
            <text:p>648.375</text:p>
          </table:table-cell>
          <table:table-cell office:value-type="float" office:value="-0.0472770467836257">
            <text:p>-0.0472770468</text:p>
          </table:table-cell>
          <table:table-cell office:value-type="float" office:value="0.0162841191066998">
            <text:p>0.0162841191</text:p>
          </table:table-cell>
          <table:table-cell office:value-type="float" office:value="0.0292100283822138">
            <text:p>0.0292100284</text:p>
          </table:table-cell>
          <table:table-cell office:value-type="float" office:value="0.838911169796369">
            <text:p>0.8389111698</text:p>
          </table:table-cell>
          <table:table-cell office:value-type="float" office:value="1.05751415504221">
            <text:p>1.057514155</text:p>
          </table:table-cell>
          <table:table-cell office:value-type="float" office:value="1.1039074218236">
            <text:p>1.1039074218</text:p>
          </table:table-cell>
          <table:table-cell office:value-type="float" office:value="-14.3120181732597">
            <text:p>-14.3120181733</text:p>
          </table:table-cell>
          <table:table-cell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6996">
            <text:p>6996</text:p>
          </table:table-cell>
          <table:table-cell office:value-type="float" office:value="12495">
            <text:p>12495</text:p>
          </table:table-cell>
          <table:table-cell office:value-type="float" office:value="23205">
            <text:p>23205</text:p>
          </table:table-cell>
          <table:table-cell office:value-type="float" office:value="-90">
            <text:p>-90</text:p>
          </table:table-cell>
          <table:table-cell office:value-type="float" office:value="204.375">
            <text:p>204.375</text:p>
          </table:table-cell>
          <table:table-cell office:value-type="float" office:value="624.75">
            <text:p>624.75</text:p>
          </table:table-cell>
          <table:table-cell office:value-type="float" office:value="-0.0128644939965695">
            <text:p>-0.012864494</text:p>
          </table:table-cell>
          <table:table-cell office:value-type="float" office:value="0.0163565426170468">
            <text:p>0.0163565426</text:p>
          </table:table-cell>
          <table:table-cell office:value-type="float" office:value="0.0269230769230769">
            <text:p>0.0269230769</text:p>
          </table:table-cell>
          <table:table-cell office:value-type="float" office:value="0.955298641615351">
            <text:p>0.9552986416</text:p>
          </table:table-cell>
          <table:table-cell office:value-type="float" office:value="1.05777227067298">
            <text:p>1.0577722707</text:p>
          </table:table-cell>
          <table:table-cell office:value-type="float" office:value="1.09565147928994">
            <text:p>1.095651479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6240">
            <text:p>6240</text:p>
          </table:table-cell>
          <table:table-cell office:value-type="float" office:value="12610">
            <text:p>12610</text:p>
          </table:table-cell>
          <table:table-cell office:value-type="float" office:value="24234">
            <text:p>24234</text:p>
          </table:table-cell>
          <table:table-cell office:value-type="float" office:value="-108">
            <text:p>-108</text:p>
          </table:table-cell>
          <table:table-cell office:value-type="float" office:value="96.25">
            <text:p>96.25</text:p>
          </table:table-cell>
          <table:table-cell office:value-type="float" office:value="588">
            <text:p>588</text:p>
          </table:table-cell>
          <table:table-cell office:value-type="float" office:value="-0.0173076923076923">
            <text:p>-0.0173076923</text:p>
          </table:table-cell>
          <table:table-cell office:value-type="float" office:value="0.00763283108643933">
            <text:p>0.0076328311</text:p>
          </table:table-cell>
          <table:table-cell office:value-type="float" office:value="0.024263431542461">
            <text:p>0.0242634315</text:p>
          </table:table-cell>
          <table:table-cell office:value-type="float" office:value="0.940010207100592">
            <text:p>0.9400102071</text:p>
          </table:table-cell>
          <table:table-cell office:value-type="float" office:value="1.02682909861891">
            <text:p>1.0268290986</text:p>
          </table:table-cell>
          <table:table-cell office:value-type="float" office:value="1.08607589005464">
            <text:p>1.0860758901</text:p>
          </table:table-cell>
          <table:table-cell table:number-columns-repeated="2"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5616">
            <text:p>5616</text:p>
          </table:table-cell>
          <table:table-cell office:value-type="float" office:value="12168">
            <text:p>12168</text:p>
          </table:table-cell>
          <table:table-cell office:value-type="float" office:value="24423">
            <text:p>24423</text:p>
          </table:table-cell>
          <table:table-cell office:value-type="float" office:value="-63">
            <text:p>-63</text:p>
          </table:table-cell>
          <table:table-cell office:value-type="float" office:value="-136.5">
            <text:p>-136.5</text:p>
          </table:table-cell>
          <table:table-cell office:value-type="float" office:value="462">
            <text:p>462</text:p>
          </table:table-cell>
          <table:table-cell table:number-columns-repeated="2" office:value-type="float" office:value="-0.0112179487179487">
            <text:p>-0.0112179487</text:p>
          </table:table-cell>
          <table:table-cell office:value-type="float" office:value="0.0189165950128977">
            <text:p>0.018916595</text:p>
          </table:table-cell>
          <table:table-cell table:number-columns-repeated="2" office:value-type="float" office:value="0.960983830539119">
            <text:p>0.9609838305</text:p>
          </table:table-cell>
          <table:table-cell office:value-type="float" office:value="1.06690944417623">
            <text:p>1.06690944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6120">
            <text:p>6120</text:p>
          </table:table-cell>
          <table:table-cell office:value-type="float" office:value="12240">
            <text:p>12240</text:p>
          </table:table-cell>
          <table:table-cell office:value-type="float" office:value="25179">
            <text:p>25179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464.625">
            <text:p>464.625</text:p>
          </table:table-cell>
          <table:table-cell table:number-columns-repeated="2" office:value-type="float" office:value="0.0147058823529412">
            <text:p>0.0147058824</text:p>
          </table:table-cell>
          <table:table-cell office:value-type="float" office:value="0.0184528773978315">
            <text:p>0.0184528774</text:p>
          </table:table-cell>
          <table:table-cell table:number-columns-repeated="2" office:value-type="float" office:value="1.05189446366782">
            <text:p>1.0518944637</text:p>
          </table:table-cell>
          <table:table-cell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6480">
            <text:p>6480</text:p>
          </table:table-cell>
          <table:table-cell office:value-type="float" office:value="12960">
            <text:p>12960</text:p>
          </table:table-cell>
          <table:table-cell office:value-type="float" office:value="26481">
            <text:p>26481</text:p>
          </table:table-cell>
          <table:table-cell office:value-type="float" office:value="-19.625">
            <text:p>-19.625</text:p>
          </table:table-cell>
          <table:table-cell office:value-type="float" office:value="-39.25">
            <text:p>-39.25</text:p>
          </table:table-cell>
          <table:table-cell office:value-type="float" office:value="202.125">
            <text:p>202.125</text:p>
          </table:table-cell>
          <table:table-cell table:number-columns-repeated="2" office:value-type="float" office:value="-0.00302854938271605">
            <text:p>-0.0030285494</text:p>
          </table:table-cell>
          <table:table-cell office:value-type="float" office:value="0.00763283108643933">
            <text:p>0.0076328311</text:p>
          </table:table-cell>
          <table:table-cell table:number-columns-repeated="2" office:value-type="float" office:value="0.989418054498766">
            <text:p>0.9894180545</text:p>
          </table:table-cell>
          <table:table-cell office:value-type="float" office:value="1.02682909861891">
            <text:p>1.0268290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6924">
            <text:p>6924</text:p>
          </table:table-cell>
          <table:table-cell office:value-type="float" office:value="12615">
            <text:p>12615</text:p>
          </table:table-cell>
          <table:table-cell office:value-type="float" office:value="26082">
            <text:p>26082</text:p>
          </table:table-cell>
          <table:table-cell office:value-type="float" office:value="-147.375">
            <text:p>-147.375</text:p>
          </table:table-cell>
          <table:table-cell office:value-type="float" office:value="-312.125">
            <text:p>-312.125</text:p>
          </table:table-cell>
          <table:table-cell office:value-type="float" office:value="-47.25">
            <text:p>-47.25</text:p>
          </table:table-cell>
          <table:table-cell office:value-type="float" office:value="-0.0212846620450607">
            <text:p>-0.021284662</text:p>
          </table:table-cell>
          <table:table-cell office:value-type="float" office:value="-0.0247423701942132">
            <text:p>-0.0247423702</text:p>
          </table:table-cell>
          <table:table-cell office:value-type="float" office:value="-0.00181159420289855">
            <text:p>-0.0018115942</text:p>
          </table:table-cell>
          <table:table-cell office:value-type="float" office:value="0.926391635045498">
            <text:p>0.926391635</text:p>
          </table:table-cell>
          <table:table-cell office:value-type="float" office:value="0.914601586690596">
            <text:p>0.9146015867</text:p>
          </table:table-cell>
          <table:table-cell office:value-type="float" office:value="0.993665852762025">
            <text:p>0.9936658528</text:p>
          </table:table-cell>
          <table:table-cell office:value-type="float" office:value="-32.2177550494526">
            <text:p>-32.2177550495</text:p>
          </table:table-cell>
          <table:table-cell office:value-type="float" office:value="-27.6665621560652">
            <text:p>-27.6665621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6888">
            <text:p>6888</text:p>
          </table:table-cell>
          <table:table-cell office:value-type="float" office:value="12270">
            <text:p>12270</text:p>
          </table:table-cell>
          <table:table-cell office:value-type="float" office:value="25389">
            <text:p>25389</text:p>
          </table:table-cell>
          <table:table-cell office:value-type="float" office:value="-14.125">
            <text:p>-14.125</text:p>
          </table:table-cell>
          <table:table-cell office:value-type="float" office:value="-65.625">
            <text:p>-65.625</text:p>
          </table:table-cell>
          <table:table-cell office:value-type="float" office:value="52.5">
            <text:p>52.5</text:p>
          </table:table-cell>
          <table:table-cell office:value-type="float" office:value="-0.00205066782810685">
            <text:p>-0.0020506678</text:p>
          </table:table-cell>
          <table:table-cell office:value-type="float" office:value="-0.00534841075794621">
            <text:p>-0.0053484108</text:p>
          </table:table-cell>
          <table:table-cell office:value-type="float" office:value="0.00206782464846981">
            <text:p>0.0020678246</text:p>
          </table:table-cell>
          <table:table-cell office:value-type="float" office:value="0.992830904869167">
            <text:p>0.9928309049</text:p>
          </table:table-cell>
          <table:table-cell office:value-type="float" office:value="0.981336629122554">
            <text:p>0.9813366291</text:p>
          </table:table-cell>
          <table:table-cell office:value-type="float" office:value="1.00724576703125">
            <text:p>1.00724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7560">
            <text:p>7560</text:p>
          </table:table-cell>
          <table:table-cell office:value-type="float" office:value="12600">
            <text:p>12600</text:p>
          </table:table-cell>
          <table:table-cell office:value-type="float" office:value="25914">
            <text:p>25914</text:p>
          </table:table-cell>
          <table:table-cell office:value-type="float" office:value="-46.25">
            <text:p>-46.25</text:p>
          </table:table-cell>
          <table:table-cell office:value-type="float" office:value="-77.125">
            <text:p>-77.125</text:p>
          </table:table-cell>
          <table:table-cell office:value-type="float" office:value="44.625">
            <text:p>44.625</text:p>
          </table:table-cell>
          <table:table-cell office:value-type="float" office:value="-0.00611772486772487">
            <text:p>-0.0061177249</text:p>
          </table:table-cell>
          <table:table-cell office:value-type="float" office:value="-0.00612103174603175">
            <text:p>-0.0061210317</text:p>
          </table:table-cell>
          <table:table-cell office:value-type="float" office:value="0.00172204213938412">
            <text:p>0.0017220421</text:p>
          </table:table-cell>
          <table:table-cell office:value-type="float" office:value="0.978661319015775">
            <text:p>0.978661319</text:p>
          </table:table-cell>
          <table:table-cell office:value-type="float" office:value="0.978649824266975">
            <text:p>0.9786498243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6839">
            <text:p>6839</text:p>
          </table:table-cell>
          <table:table-cell office:value-type="float" office:value="12160">
            <text:p>12160</text:p>
          </table:table-cell>
          <table:table-cell office:value-type="float" office:value="24822">
            <text:p>24822</text:p>
          </table:table-cell>
          <table:table-cell office:value-type="float" office:value="-110">
            <text:p>-110</text:p>
          </table:table-cell>
          <table:table-cell office:value-type="float" office:value="49.875">
            <text:p>49.875</text:p>
          </table:table-cell>
          <table:table-cell office:value-type="float" office:value="-23.625">
            <text:p>-23.625</text:p>
          </table:table-cell>
          <table:table-cell office:value-type="float" office:value="-0.0160842228395964">
            <text:p>-0.0160842228</text:p>
          </table:table-cell>
          <table:table-cell office:value-type="float" office:value="0.0041015625">
            <text:p>0.0041015625</text:p>
          </table:table-cell>
          <table:table-cell office:value-type="float" office:value="-0.000951776649746193">
            <text:p>-0.0009517766</text:p>
          </table:table-cell>
          <table:table-cell office:value-type="float" office:value="0.944212276421146">
            <text:p>0.9442122764</text:p>
          </table:table-cell>
          <table:table-cell office:value-type="float" office:value="1.01438844146729">
            <text:p>1.0143884415</text:p>
          </table:table-cell>
          <table:table-cell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5061">
            <text:p>5061</text:p>
          </table:table-cell>
          <table:table-cell office:value-type="float" office:value="10971">
            <text:p>10971</text:p>
          </table:table-cell>
          <table:table-cell office:value-type="float" office:value="23856">
            <text:p>23856</text:p>
          </table:table-cell>
          <table:table-cell office:value-type="float" office:value="-236.125">
            <text:p>-236.125</text:p>
          </table:table-cell>
          <table:table-cell office:value-type="float" office:value="-527.75">
            <text:p>-527.75</text:p>
          </table:table-cell>
          <table:table-cell office:value-type="float" office:value="13.125">
            <text:p>13.125</text:p>
          </table:table-cell>
          <table:table-cell office:value-type="float" office:value="-0.0466557992491602">
            <text:p>-0.0466557992</text:p>
          </table:table-cell>
          <table:table-cell office:value-type="float" office:value="-0.0481040926077842">
            <text:p>-0.0481040926</text:p>
          </table:table-cell>
          <table:table-cell office:value-type="float" office:value="0.000550176056338028">
            <text:p>0.0005501761</text:p>
          </table:table-cell>
          <table:table-cell office:value-type="float" office:value="0.840971159290952">
            <text:p>0.8409711593</text:p>
          </table:table-cell>
          <table:table-cell office:value-type="float" office:value="0.836171123174967">
            <text:p>0.8361711232</text:p>
          </table:table-cell>
          <table:table-cell office:value-type="float" office:value="1.00192620947682">
            <text:p>1.0019262095</text:p>
          </table:table-cell>
          <table:table-cell office:value-type="float" office:value="-14.5072802529452">
            <text:p>-14.5072802529</text:p>
          </table:table-cell>
          <table:table-cell office:value-type="float" office:value="-14.0598971407779">
            <text:p>-14.05989714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5503">
            <text:p>5503</text:p>
          </table:table-cell>
          <table:table-cell office:value-type="float" office:value="11565">
            <text:p>11565</text:p>
          </table:table-cell>
          <table:table-cell office:value-type="float" office:value="24843">
            <text:p>24843</text:p>
          </table:table-cell>
          <table:table-cell office:value-type="float" office:value="-164.125">
            <text:p>-164.125</text:p>
          </table:table-cell>
          <table:table-cell office:value-type="float" office:value="142.5">
            <text:p>142.5</text:p>
          </table:table-cell>
          <table:table-cell office:value-type="float" office:value="238.875">
            <text:p>238.875</text:p>
          </table:table-cell>
          <table:table-cell office:value-type="float" office:value="-0.0298246411048519">
            <text:p>-0.0298246411</text:p>
          </table:table-cell>
          <table:table-cell office:value-type="float" office:value="0.0123216601815824">
            <text:p>0.0123216602</text:p>
          </table:table-cell>
          <table:table-cell office:value-type="float" office:value="0.00961538461538462">
            <text:p>0.0096153846</text:p>
          </table:table-cell>
          <table:table-cell office:value-type="float" office:value="0.897357194198403">
            <text:p>0.8973571942</text:p>
          </table:table-cell>
          <table:table-cell office:value-type="float" office:value="1.04342338432241">
            <text:p>1.0434233843</text:p>
          </table:table-cell>
          <table:table-cell office:value-type="float" office:value="1.0338350591716">
            <text:p>1.0338350592</text:p>
          </table:table-cell>
          <table:table-cell office:value-type="float" office:value="-22.8924326084417">
            <text:p>-22.89243260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5750">
            <text:p>5750</text:p>
          </table:table-cell>
          <table:table-cell office:value-type="float" office:value="12457">
            <text:p>12457</text:p>
          </table:table-cell>
          <table:table-cell office:value-type="float" office:value="25536">
            <text:p>25536</text:p>
          </table:table-cell>
          <table:table-cell office:value-type="float" office:value="-318">
            <text:p>-318</text:p>
          </table:table-cell>
          <table:table-cell office:value-type="float" office:value="-689">
            <text:p>-689</text:p>
          </table:table-cell>
          <table:table-cell office:value-type="float" office:value="222.375">
            <text:p>222.375</text:p>
          </table:table-cell>
          <table:table-cell office:value-type="float" office:value="-0.055304347826087">
            <text:p>-0.0553043478</text:p>
          </table:table-cell>
          <table:table-cell office:value-type="float" office:value="-0.0553102673195794">
            <text:p>-0.0553102673</text:p>
          </table:table-cell>
          <table:table-cell office:value-type="float" office:value="0.00870829417293233">
            <text:p>0.0087082942</text:p>
          </table:table-cell>
          <table:table-cell office:value-type="float" office:value="0.812429581550094">
            <text:p>0.8124295816</text:p>
          </table:table-cell>
          <table:table-cell office:value-type="float" office:value="0.81241014669656">
            <text:p>0.8124101467</text:p>
          </table:table-cell>
          <table:table-cell office:value-type="float" office:value="1.03062766500457">
            <text:p>1.030627665</text:p>
          </table:table-cell>
          <table:table-cell office:value-type="float" office:value="-12.1834620104369">
            <text:p>-12.1834620104</text:p>
          </table:table-cell>
          <table:table-cell office:value-type="float" office:value="-12.1821202897141">
            <text:p>-12.1821202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5600">
            <text:p>5600</text:p>
          </table:table-cell>
          <table:table-cell office:value-type="float" office:value="12084">
            <text:p>12084</text:p>
          </table:table-cell>
          <table:table-cell office:value-type="float" office:value="26292">
            <text:p>26292</text:p>
          </table:table-cell>
          <table:table-cell office:value-type="float" office:value="-222.5">
            <text:p>-222.5</text:p>
          </table:table-cell>
          <table:table-cell office:value-type="float" office:value="-40.75">
            <text:p>-40.75</text:p>
          </table:table-cell>
          <table:table-cell office:value-type="float" office:value="388.875">
            <text:p>388.875</text:p>
          </table:table-cell>
          <table:table-cell office:value-type="float" office:value="-0.0397321428571429">
            <text:p>-0.0397321429</text:p>
          </table:table-cell>
          <table:table-cell office:value-type="float" office:value="-0.00337222773915922">
            <text:p>-0.0033722277</text:p>
          </table:table-cell>
          <table:table-cell office:value-type="float" office:value="0.0147906207211319">
            <text:p>0.0147906207</text:p>
          </table:table-cell>
          <table:table-cell office:value-type="float" office:value="0.864031640625">
            <text:p>0.8640316406</text:p>
          </table:table-cell>
          <table:table-cell office:value-type="float" office:value="0.988219491875995">
            <text:p>0.9882194919</text:p>
          </table:table-cell>
          <table:table-cell office:value-type="float" office:value="1.05219594694814">
            <text:p>1.0521959469</text:p>
          </table:table-cell>
          <table:table-cell office:value-type="float" office:value="-17.0965866899822">
            <text:p>-17.096586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5035">
            <text:p>5035</text:p>
          </table:table-cell>
          <table:table-cell office:value-type="float" office:value="10916">
            <text:p>10916</text:p>
          </table:table-cell>
          <table:table-cell office:value-type="float" office:value="26187">
            <text:p>26187</text:p>
          </table:table-cell>
          <table:table-cell office:value-type="float" office:value="19.125">
            <text:p>19.125</text:p>
          </table:table-cell>
          <table:table-cell office:value-type="float" office:value="41.625">
            <text:p>41.625</text:p>
          </table:table-cell>
          <table:table-cell office:value-type="float" office:value="616.375">
            <text:p>616.375</text:p>
          </table:table-cell>
          <table:table-cell office:value-type="float" office:value="0.00379841112214498">
            <text:p>0.0037984111</text:p>
          </table:table-cell>
          <table:table-cell office:value-type="float" office:value="0.00381320996702089">
            <text:p>0.00381321</text:p>
          </table:table-cell>
          <table:table-cell office:value-type="float" office:value="0.023537442242334">
            <text:p>0.0235374422</text:p>
          </table:table-cell>
          <table:table-cell office:value-type="float" office:value="1.01332271766453">
            <text:p>1.0133227177</text:p>
          </table:table-cell>
          <table:table-cell office:value-type="float" office:value="1.01337473440227">
            <text:p>1.0133747344</text:p>
          </table:table-cell>
          <table:table-cell office:value-type="float" office:value="1.0834669097753">
            <text:p>1.0834669098</text:p>
          </table:table-cell>
          <table:table-cell table:number-columns-repeated="2" office:value-type="float" office:value="0">
            <text:p>0</text:p>
          </table:table-cell>
          <table:table-cell office:value-type="float" office:value="29.7939342495671">
            <text:p>29.793934249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5575">
            <text:p>5575</text:p>
          </table:table-cell>
          <table:table-cell office:value-type="float" office:value="12080">
            <text:p>12080</text:p>
          </table:table-cell>
          <table:table-cell office:value-type="float" office:value="27300">
            <text:p>27300</text:p>
          </table:table-cell>
          <table:table-cell office:value-type="float" office:value="-41.2857142857143">
            <text:p>-41.2857142857</text:p>
          </table:table-cell>
          <table:table-cell office:value-type="float" office:value="-160.333333333333">
            <text:p>-160.3333333333</text:p>
          </table:table-cell>
          <table:table-cell office:value-type="float" office:value="563.428571428571">
            <text:p>563.4285714286</text:p>
          </table:table-cell>
          <table:table-cell office:value-type="float" office:value="-0.00740550928891736">
            <text:p>-0.0074055093</text:p>
          </table:table-cell>
          <table:table-cell office:value-type="float" office:value="-0.0132726269315673">
            <text:p>-0.0132726269</text:p>
          </table:table-cell>
          <table:table-cell office:value-type="float" office:value="0.0206384092098378">
            <text:p>0.0206384092</text:p>
          </table:table-cell>
          <table:table-cell office:value-type="float" office:value="0.974188206961733">
            <text:p>0.974188207</text:p>
          </table:table-cell>
          <table:table-cell office:value-type="float" office:value="0.953891084485817">
            <text:p>0.9538910845</text:p>
          </table:table-cell>
          <table:table-cell office:value-type="float" office:value="1.07306928234647">
            <text:p>1.0730692823</text:p>
          </table:table-cell>
          <table:table-cell table:number-columns-repeated="2" office:value-type="float" office:value="0">
            <text:p>0</text:p>
          </table:table-cell>
          <table:table-cell office:value-type="float" office:value="33.9306943742041">
            <text:p>33.930694374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4">
            <text:p>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5016">
            <text:p>5016</text:p>
          </table:table-cell>
          <table:table-cell office:value-type="float" office:value="11591">
            <text:p>11591</text:p>
          </table:table-cell>
          <table:table-cell office:value-type="float" office:value="27693">
            <text:p>27693</text:p>
          </table:table-cell>
          <table:table-cell office:value-type="float" office:value="-89.3333333333333">
            <text:p>-89.3333333333</text:p>
          </table:table-cell>
          <table:table-cell office:value-type="float" office:value="-206.166666666667">
            <text:p>-206.1666666667</text:p>
          </table:table-cell>
          <table:table-cell office:value-type="float" office:value="541.833333333333">
            <text:p>541.8333333333</text:p>
          </table:table-cell>
          <table:table-cell office:value-type="float" office:value="-0.0178096757044125">
            <text:p>-0.0178096757</text:p>
          </table:table-cell>
          <table:table-cell office:value-type="float" office:value="-0.0177867886003508">
            <text:p>-0.0177867886</text:p>
          </table:table-cell>
          <table:table-cell office:value-type="float" office:value="0.0195657145608397">
            <text:p>0.0195657146</text:p>
          </table:table-cell>
          <table:table-cell office:value-type="float" office:value="0.938287816750001">
            <text:p>0.9382878168</text:p>
          </table:table-cell>
          <table:table-cell office:value-type="float" office:value="0.938366324802251">
            <text:p>0.9383663248</text:p>
          </table:table-cell>
          <table:table-cell office:value-type="float" office:value="1.06923032264804">
            <text:p>1.06923032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4">
            <text:p>4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5059">
            <text:p>5059</text:p>
          </table:table-cell>
          <table:table-cell office:value-type="float" office:value="11691">
            <text:p>11691</text:p>
          </table:table-cell>
          <table:table-cell office:value-type="float" office:value="27933">
            <text:p>27933</text:p>
          </table:table-cell>
          <table:table-cell office:value-type="float" office:value="-77.2">
            <text:p>-77.2</text:p>
          </table:table-cell>
          <table:table-cell office:value-type="float" office:value="-178.6">
            <text:p>-178.6</text:p>
          </table:table-cell>
          <table:table-cell office:value-type="float" office:value="499">
            <text:p>499</text:p>
          </table:table-cell>
          <table:table-cell office:value-type="float" office:value="-0.0152599327930421">
            <text:p>-0.0152599328</text:p>
          </table:table-cell>
          <table:table-cell office:value-type="float" office:value="-0.015276708579249">
            <text:p>-0.0152767086</text:p>
          </table:table-cell>
          <table:table-cell office:value-type="float" office:value="0.017864174990155">
            <text:p>0.017864175</text:p>
          </table:table-cell>
          <table:table-cell office:value-type="float" office:value="0.947046651700095">
            <text:p>0.9470466517</text:p>
          </table:table-cell>
          <table:table-cell office:value-type="float" office:value="0.946988940509659">
            <text:p>0.9469889405</text:p>
          </table:table-cell>
          <table:table-cell office:value-type="float" office:value="1.06315010481178">
            <text:p>1.06315010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4946">
            <text:p>4946</text:p>
          </table:table-cell>
          <table:table-cell office:value-type="float" office:value="11676">
            <text:p>11676</text:p>
          </table:table-cell>
          <table:table-cell office:value-type="float" office:value="28787">
            <text:p>28787</text:p>
          </table:table-cell>
          <table:table-cell office:value-type="float" office:value="0">
            <text:p>0</text:p>
          </table:table-cell>
          <table:table-cell office:value-type="float" office:value="100.25">
            <text:p>100.25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0.0085859883521754">
            <text:p>0.0085859884</text:p>
          </table:table-cell>
          <table:table-cell office:value-type="float" office:value="0.0225796366415396">
            <text:p>0.0225796366</text:p>
          </table:table-cell>
          <table:table-cell office:value-type="float" office:value="0.92">
            <text:p>0.92</text:p>
          </table:table-cell>
          <table:table-cell office:value-type="float" office:value="1.03019544885674">
            <text:p>1.0301954489</text:p>
          </table:table-cell>
          <table:table-cell office:value-type="float" office:value="1.08002801462748">
            <text:p>1.0800280146</text:p>
          </table:table-cell>
          <table:table-cell table:number-columns-repeated="2" office:value-type="float" office:value="0">
            <text:p>0</text:p>
          </table:table-cell>
          <table:table-cell office:value-type="float" office:value="31.043172913414">
            <text:p>31.043172913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5">
            <text:p>5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4836">
            <text:p>4836</text:p>
          </table:table-cell>
          <table:table-cell office:value-type="float" office:value="11627">
            <text:p>11627</text:p>
          </table:table-cell>
          <table:table-cell office:value-type="float" office:value="29369">
            <text:p>29369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02">
            <text:p>1.0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5">
            <text:p>5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4729">
            <text:p>4729</text:p>
          </table:table-cell>
          <table:table-cell office:value-type="float" office:value="11656">
            <text:p>11656</text:p>
          </table:table-cell>
          <table:table-cell office:value-type="float" office:value="29962">
            <text:p>29962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08">
            <text:p>1.08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6.25">
            <text:p>106.25</text:p>
          </table:table-cell>
          <table:table-cell office:value-type="float" office:value="7513.75">
            <text:p>7513.75</text:p>
          </table:table-cell>
          <table:table-cell office:value-type="float" office:value="16911">
            <text:p>16911</text:p>
          </table:table-cell>
          <table:table-cell office:value-type="float" office:value="24.75">
            <text:p>24.75</text:p>
          </table:table-cell>
          <table:table-cell table:number-columns-repeated="3" office:value-type="float" office:value="5">
            <text:p>5</text:p>
          </table:table-cell>
          <table:table-cell office:value-type="float" office:value="574">
            <text:p>574</text:p>
          </table:table-cell>
          <table:table-cell table:number-columns-repeated="2" office:value-type="float" office:value="1247">
            <text:p>1247</text:p>
          </table:table-cell>
          <table:table-cell office:value-type="float" office:value="4623">
            <text:p>4623</text:p>
          </table:table-cell>
          <table:table-cell office:value-type="float" office:value="11600">
            <text:p>11600</text:p>
          </table:table-cell>
          <table:table-cell office:value-type="float" office:value="30567">
            <text:p>3056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04.666666666667">
            <text:p>104.6666666667</text:p>
          </table:table-cell>
          <table:table-cell office:value-type="float" office:value="7592.33333333333">
            <text:p>7592.3333333333</text:p>
          </table:table-cell>
          <table:table-cell office:value-type="float" office:value="15157">
            <text:p>15157</text:p>
          </table:table-cell>
          <table:table-cell office:value-type="float" office:value="26.5066666666667">
            <text:p>26.50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30">
            <text:p>630</text:p>
          </table:table-cell>
          <table:table-cell office:value-type="float" office:value="1300">
            <text:p>1300</text:p>
          </table:table-cell>
          <table:table-cell office:value-type="float" office:value="4520">
            <text:p>4520</text:p>
          </table:table-cell>
          <table:table-cell office:value-type="float" office:value="11486">
            <text:p>11486</text:p>
          </table:table-cell>
          <table:table-cell office:value-type="float" office:value="31185">
            <text:p>31185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04">
            <text:p>1.04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2">
            <text:p>0.92</text:p>
          </table:table-cell>
          <table:table-cell office:value-type="float" office:value="1.04">
            <text:p>1.04</text:p>
          </table:table-cell>
          <table:table-cell office:value-type="float" office:value="1.07">
            <text:p>1.07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8">
            <text:p>8</text:p>
          </table:table-cell>
          <table:table-cell office:value-type="float" office:value="15.6">
            <text:p>15.6</text:p>
          </table:table-cell>
          <table:table-cell office:value-type="float" office:value="5542">
            <text:p>5542</text:p>
          </table:table-cell>
          <table:table-cell office:value-type="float" office:value="6170">
            <text:p>6170</text:p>
          </table:table-cell>
          <table:table-cell office:value-type="float" office:value="8879">
            <text:p>88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2:35.90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805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62">
                <text:p>2462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96">
                <text:p>2596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47">
                <text:p>2747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914">
                <text:p>2914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3024">
                <text:p>3024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85">
                <text:p>1985</text:p>
              </table:table-cell>
              <table:table-cell office:value-type="float" office:value="3164">
                <text:p>3164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335">
                <text:p>3335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16">
                <text:p>1916</text:p>
              </table:table-cell>
              <table:table-cell office:value-type="float" office:value="3568">
                <text:p>3568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16">
                <text:p>2216</text:p>
              </table:table-cell>
              <table:table-cell office:value-type="float" office:value="3969">
                <text:p>3969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78">
                <text:p>2378</text:p>
              </table:table-cell>
              <table:table-cell office:value-type="float" office:value="4293">
                <text:p>4293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622">
                <text:p>2622</text:p>
              </table:table-cell>
              <table:table-cell office:value-type="float" office:value="4592">
                <text:p>4592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34">
                <text:p>2634</text:p>
              </table:table-cell>
              <table:table-cell office:value-type="float" office:value="4594">
                <text:p>4594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32">
                <text:p>2732</text:p>
              </table:table-cell>
              <table:table-cell office:value-type="float" office:value="4970">
                <text:p>4970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75">
                <text:p>3075</text:p>
              </table:table-cell>
              <table:table-cell office:value-type="float" office:value="5558">
                <text:p>5558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210">
                <text:p>3210</text:p>
              </table:table-cell>
              <table:table-cell office:value-type="float" office:value="5816">
                <text:p>5816</text:p>
              </table:table-cell>
              <table:table-cell office:value-type="float" office:value="10742">
                <text:p>1074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324">
                <text:p>3324</text:p>
              </table:table-cell>
              <table:table-cell office:value-type="float" office:value="5790">
                <text:p>5790</text:p>
              </table:table-cell>
              <table:table-cell office:value-type="float" office:value="9718">
                <text:p>971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60">
                <text:p>3760</text:p>
              </table:table-cell>
              <table:table-cell office:value-type="float" office:value="6194">
                <text:p>6194</text:p>
              </table:table-cell>
              <table:table-cell office:value-type="float" office:value="11322">
                <text:p>1132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60">
                <text:p>4260</text:p>
              </table:table-cell>
              <table:table-cell office:value-type="float" office:value="7330">
                <text:p>7330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10">
                <text:p>4210</text:p>
              </table:table-cell>
              <table:table-cell office:value-type="float" office:value="6490">
                <text:p>6490</text:p>
              </table:table-cell>
              <table:table-cell office:value-type="float" office:value="11908">
                <text:p>1190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180">
                <text:p>4180</text:p>
              </table:table-cell>
              <table:table-cell office:value-type="float" office:value="6971">
                <text:p>6971</text:p>
              </table:table-cell>
              <table:table-cell office:value-type="float" office:value="12685">
                <text:p>1268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21">
                <text:p>4421</text:p>
              </table:table-cell>
              <table:table-cell office:value-type="float" office:value="7634">
                <text:p>7634</text:p>
              </table:table-cell>
              <table:table-cell office:value-type="float" office:value="17698">
                <text:p>1769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90">
                <text:p>4790</text:p>
              </table:table-cell>
              <table:table-cell office:value-type="float" office:value="8062">
                <text:p>8062</text:p>
              </table:table-cell>
              <table:table-cell office:value-type="float" office:value="15622">
                <text:p>1562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174">
                <text:p>8174</text:p>
              </table:table-cell>
              <table:table-cell office:value-type="float" office:value="15699">
                <text:p>1569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948">
                <text:p>4948</text:p>
              </table:table-cell>
              <table:table-cell office:value-type="float" office:value="8750">
                <text:p>8750</text:p>
              </table:table-cell>
              <table:table-cell office:value-type="float" office:value="16764">
                <text:p>1676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732">
                <text:p>5732</text:p>
              </table:table-cell>
              <table:table-cell office:value-type="float" office:value="10020">
                <text:p>10020</text:p>
              </table:table-cell>
              <table:table-cell office:value-type="float" office:value="18414">
                <text:p>1841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42">
                <text:p>5642</text:p>
              </table:table-cell>
              <table:table-cell office:value-type="float" office:value="10132">
                <text:p>10132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1">
                <text:p>5781</text:p>
              </table:table-cell>
              <table:table-cell office:value-type="float" office:value="10114">
                <text:p>10114</text:p>
              </table:table-cell>
              <table:table-cell office:value-type="float" office:value="17034">
                <text:p>1703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76">
                <text:p>6476</text:p>
              </table:table-cell>
              <table:table-cell office:value-type="float" office:value="11235">
                <text:p>11235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57">
                <text:p>7057</text:p>
              </table:table-cell>
              <table:table-cell office:value-type="float" office:value="12184">
                <text:p>12184</text:p>
              </table:table-cell>
              <table:table-cell office:value-type="float" office:value="17755">
                <text:p>1775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36">
                <text:p>7536</text:p>
              </table:table-cell>
              <table:table-cell office:value-type="float" office:value="12092">
                <text:p>12092</text:p>
              </table:table-cell>
              <table:table-cell office:value-type="float" office:value="17703">
                <text:p>1770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39">
                <text:p>7939</text:p>
              </table:table-cell>
              <table:table-cell office:value-type="float" office:value="11777">
                <text:p>11777</text:p>
              </table:table-cell>
              <table:table-cell office:value-type="float" office:value="17563">
                <text:p>1756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126">
                <text:p>9126</text:p>
              </table:table-cell>
              <table:table-cell office:value-type="float" office:value="12709">
                <text:p>12709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638">
                <text:p>9638</text:p>
              </table:table-cell>
              <table:table-cell office:value-type="float" office:value="12848">
                <text:p>12848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564">
                <text:p>12564</text:p>
              </table:table-cell>
              <table:table-cell office:value-type="float" office:value="19411">
                <text:p>1941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36">
                <text:p>8836</text:p>
              </table:table-cell>
              <table:table-cell office:value-type="float" office:value="12280">
                <text:p>12280</text:p>
              </table:table-cell>
              <table:table-cell office:value-type="float" office:value="20353">
                <text:p>2035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78">
                <text:p>9478</text:p>
              </table:table-cell>
              <table:table-cell office:value-type="float" office:value="13952">
                <text:p>13952</text:p>
              </table:table-cell>
              <table:table-cell office:value-type="float" office:value="20289">
                <text:p>2028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750">
                <text:p>13750</text:p>
              </table:table-cell>
              <table:table-cell office:value-type="float" office:value="19544">
                <text:p>195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963">
                <text:p>8963</text:p>
              </table:table-cell>
              <table:table-cell office:value-type="float" office:value="13494">
                <text:p>13494</text:p>
              </table:table-cell>
              <table:table-cell office:value-type="float" office:value="18918">
                <text:p>1891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4042">
                <text:p>14042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4126">
                <text:p>14126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3828">
                <text:p>13828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01">
                <text:p>10201</text:p>
              </table:table-cell>
              <table:table-cell office:value-type="float" office:value="13744">
                <text:p>13744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4234">
                <text:p>14234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558">
                <text:p>10558</text:p>
              </table:table-cell>
              <table:table-cell office:value-type="float" office:value="13938">
                <text:p>13938</text:p>
              </table:table-cell>
              <table:table-cell office:value-type="float" office:value="20305">
                <text:p>2030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259">
                <text:p>9259</text:p>
              </table:table-cell>
              <table:table-cell office:value-type="float" office:value="13431">
                <text:p>13431</text:p>
              </table:table-cell>
              <table:table-cell office:value-type="float" office:value="20256">
                <text:p>2025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565">
                <text:p>7565</text:p>
              </table:table-cell>
              <table:table-cell office:value-type="float" office:value="12766">
                <text:p>12766</text:p>
              </table:table-cell>
              <table:table-cell office:value-type="float" office:value="21292">
                <text:p>2129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871">
                <text:p>7871</text:p>
              </table:table-cell>
              <table:table-cell office:value-type="float" office:value="13488">
                <text:p>13488</text:p>
              </table:table-cell>
              <table:table-cell office:value-type="float" office:value="21458">
                <text:p>2145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208">
                <text:p>8208</text:p>
              </table:table-cell>
              <table:table-cell office:value-type="float" office:value="13524">
                <text:p>13524</text:p>
              </table:table-cell>
              <table:table-cell office:value-type="float" office:value="20152">
                <text:p>2015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160">
                <text:p>8160</text:p>
              </table:table-cell>
              <table:table-cell office:value-type="float" office:value="11734">
                <text:p>11734</text:p>
              </table:table-cell>
              <table:table-cell office:value-type="float" office:value="19357">
                <text:p>1935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770">
                <text:p>7770</text:p>
              </table:table-cell>
              <table:table-cell office:value-type="float" office:value="12024">
                <text:p>12024</text:p>
              </table:table-cell>
              <table:table-cell office:value-type="float" office:value="20368">
                <text:p>2036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8235">
                <text:p>8235</text:p>
              </table:table-cell>
              <table:table-cell office:value-type="float" office:value="12700">
                <text:p>12700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208">
                <text:p>8208</text:p>
              </table:table-cell>
              <table:table-cell office:value-type="float" office:value="12481">
                <text:p>12481</text:p>
              </table:table-cell>
              <table:table-cell office:value-type="float" office:value="19824">
                <text:p>1982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8160">
                <text:p>8160</text:p>
              </table:table-cell>
              <table:table-cell office:value-type="float" office:value="11537">
                <text:p>11537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194">
                <text:p>7194</text:p>
              </table:table-cell>
              <table:table-cell office:value-type="float" office:value="11662">
                <text:p>11662</text:p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566">
                <text:p>7566</text:p>
              </table:table-cell>
              <table:table-cell office:value-type="float" office:value="12155">
                <text:p>12155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392">
                <text:p>7392</text:p>
              </table:table-cell>
              <table:table-cell office:value-type="float" office:value="12320">
                <text:p>12320</text:p>
              </table:table-cell>
              <table:table-cell office:value-type="float" office:value="21693">
                <text:p>2169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6840">
                <text:p>6840</text:p>
              </table:table-cell>
              <table:table-cell office:value-type="float" office:value="12090">
                <text:p>12090</text:p>
              </table:table-cell>
              <table:table-cell office:value-type="float" office:value="22197">
                <text:p>2219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6996">
                <text:p>6996</text:p>
              </table:table-cell>
              <table:table-cell office:value-type="float" office:value="12495">
                <text:p>12495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40">
                <text:p>6240</text:p>
              </table:table-cell>
              <table:table-cell office:value-type="float" office:value="12610">
                <text:p>12610</text:p>
              </table:table-cell>
              <table:table-cell office:value-type="float" office:value="24234">
                <text:p>2423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616">
                <text:p>5616</text:p>
              </table:table-cell>
              <table:table-cell office:value-type="float" office:value="12168">
                <text:p>12168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6120">
                <text:p>6120</text:p>
              </table:table-cell>
              <table:table-cell office:value-type="float" office:value="12240">
                <text:p>12240</text:p>
              </table:table-cell>
              <table:table-cell office:value-type="float" office:value="25179">
                <text:p>2517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6480">
                <text:p>6480</text:p>
              </table:table-cell>
              <table:table-cell office:value-type="float" office:value="12960">
                <text:p>12960</text:p>
              </table:table-cell>
              <table:table-cell office:value-type="float" office:value="26481">
                <text:p>2648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6924">
                <text:p>6924</text:p>
              </table:table-cell>
              <table:table-cell office:value-type="float" office:value="12615">
                <text:p>12615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888">
                <text:p>6888</text:p>
              </table:table-cell>
              <table:table-cell office:value-type="float" office:value="12270">
                <text:p>12270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7560">
                <text:p>7560</text:p>
              </table:table-cell>
              <table:table-cell office:value-type="float" office:value="12600">
                <text:p>12600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839">
                <text:p>6839</text:p>
              </table:table-cell>
              <table:table-cell office:value-type="float" office:value="12160">
                <text:p>12160</text:p>
              </table:table-cell>
              <table:table-cell office:value-type="float" office:value="24822">
                <text:p>2482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5061">
                <text:p>5061</text:p>
              </table:table-cell>
              <table:table-cell office:value-type="float" office:value="10971">
                <text:p>10971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5503">
                <text:p>5503</text:p>
              </table:table-cell>
              <table:table-cell office:value-type="float" office:value="11565">
                <text:p>11565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750">
                <text:p>5750</text:p>
              </table:table-cell>
              <table:table-cell office:value-type="float" office:value="12457">
                <text:p>12457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5600">
                <text:p>5600</text:p>
              </table:table-cell>
              <table:table-cell office:value-type="float" office:value="12084">
                <text:p>12084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5035">
                <text:p>5035</text:p>
              </table:table-cell>
              <table:table-cell office:value-type="float" office:value="10916">
                <text:p>10916</text:p>
              </table:table-cell>
              <table:table-cell office:value-type="float" office:value="26187">
                <text:p>2618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5575">
                <text:p>5575</text:p>
              </table:table-cell>
              <table:table-cell office:value-type="float" office:value="12080">
                <text:p>12080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5016">
                <text:p>5016</text:p>
              </table:table-cell>
              <table:table-cell office:value-type="float" office:value="11591">
                <text:p>11591</text:p>
              </table:table-cell>
              <table:table-cell office:value-type="float" office:value="27693">
                <text:p>2769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5059">
                <text:p>5059</text:p>
              </table:table-cell>
              <table:table-cell office:value-type="float" office:value="11691">
                <text:p>11691</text:p>
              </table:table-cell>
              <table:table-cell office:value-type="float" office:value="27933">
                <text:p>2793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4946">
                <text:p>4946</text:p>
              </table:table-cell>
              <table:table-cell office:value-type="float" office:value="11676">
                <text:p>11676</text:p>
              </table:table-cell>
              <table:table-cell office:value-type="float" office:value="28787">
                <text:p>2878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4836">
                <text:p>4836</text:p>
              </table:table-cell>
              <table:table-cell office:value-type="float" office:value="11627">
                <text:p>11627</text:p>
              </table:table-cell>
              <table:table-cell office:value-type="float" office:value="29369">
                <text:p>2936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4729">
                <text:p>4729</text:p>
              </table:table-cell>
              <table:table-cell office:value-type="float" office:value="11656">
                <text:p>11656</text:p>
              </table:table-cell>
              <table:table-cell office:value-type="float" office:value="29962">
                <text:p>2996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4623">
                <text:p>4623</text:p>
              </table:table-cell>
              <table:table-cell office:value-type="float" office:value="11600">
                <text:p>11600</text:p>
              </table:table-cell>
              <table:table-cell office:value-type="float" office:value="30567">
                <text:p>3056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520">
                <text:p>4520</text:p>
              </table:table-cell>
              <table:table-cell office:value-type="float" office:value="11486">
                <text:p>11486</text:p>
              </table:table-cell>
              <table:table-cell office:value-type="float" office:value="31185">
                <text:p>3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3.75">
                <text:p>7513.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92.33333333333">
                <text:p>7592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1cm" svg:y="1.405cm" svg:width="30.88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6.5066666666667">
                <text:p>26.50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9cm" svg:y="1.352cm" svg:width="31.34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628721153021">
                <text:p>1.3262872115302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383425388173">
                <text:p>1.238342538817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4607600741068">
                <text:p>1.3460760074106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8651162165319">
                <text:p>1.1865116216531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195295713923">
                <text:p>1.1419529571392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0796419711731">
                <text:p>1.2079641971173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670242273767">
                <text:p>1.2367024227376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319476929548">
                <text:p>1.3231947692954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477913122112">
                <text:p>1.2247791312211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37105904596427">
                <text:p>1.3710590459642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697435098232">
                <text:p>1.2569743509823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1916298263704">
                <text:p>1.3191629826370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39433798725101">
                <text:p>1.3943379872510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455867043427">
                <text:p>1.154558670434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192845685344">
                <text:p>1.2419284568534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5775391911327">
                <text:p>1.1577539191132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51169853184939">
                <text:p>1.5116985318493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626733956304">
                <text:p>1.162673395630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7615175890255">
                <text:p>1.1761517589025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2671303964895">
                <text:p>1.1267130396489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725380219026">
                <text:p>1.1772538021902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945861263387">
                <text:p>1.1594586126338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6818159030503">
                <text:p>1.2681815903050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5893027229069">
                <text:p>1.2589302722906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1747531966236">
                <text:p>1.2174753196623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2920216560455">
                <text:p>1.1292021656045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694081104">
                <text:p>1.269408110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930143829731">
                <text:p>1.2093014382973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809944308071">
                <text:p>1.2180994430807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441702944403">
                <text:p>1.044170294440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527864175425">
                <text:p>1.285278641754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5077090603577">
                <text:p>1.2507709060357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005247487041">
                <text:p>1.0400524748704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598978738506">
                <text:p>1.0659897873850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908518020355">
                <text:p>1.0790851802035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3892248421626">
                <text:p>1.0389224842162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7733272314011">
                <text:p>1.0773327231401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991831745231">
                <text:p>1.0599183174523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697893273538">
                <text:p>1.0169789327353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899234644959">
                <text:p>1.0289923464495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660841885639">
                <text:p>1.0466084188563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404993146185">
                <text:p>1.0440499314618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1698719960028">
                <text:p>1.0169871996002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114455702059">
                <text:p>1.0411445570205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339785195769">
                <text:p>1.0433978519576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94357077609">
                <text:p>1.0469435707760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846567974729">
                <text:p>1.0384656797472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1220638384643">
                <text:p>1.0122063838464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782316845928481">
                <text:p>0.78231684592848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425502252201">
                <text:p>1.042550225220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91116441309117">
                <text:p>0.99111644130911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70620559290575">
                <text:p>0.87062055929057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932521769747992">
                <text:p>0.93252176974799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848572165642421">
                <text:p>0.84857216564242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867371388244224">
                <text:p>0.86737138824422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5777227067298">
                <text:p>1.0577722706729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565147928994">
                <text:p>1.0956514792899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748980437274019">
                <text:p>0.74898043727401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5751415504221">
                <text:p>1.0575141550422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5777227067298">
                <text:p>1.057772270672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2682909861891">
                <text:p>1.026829098618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60983830539119">
                <text:p>0.96098383053911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5189446366782">
                <text:p>1.0518944636678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9418054498766">
                <text:p>0.98941805449876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14601586690596">
                <text:p>0.91460158669059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1336629122554">
                <text:p>0.98133662912255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78649824266975">
                <text:p>0.97864982426697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1438844146729">
                <text:p>1.0143884414672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836171123174967">
                <text:p>0.83617112317496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342338432241">
                <text:p>1.043423384322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1241014669656">
                <text:p>0.8124101466965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88219491875995">
                <text:p>0.98821949187599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1337473440227">
                <text:p>1.0133747344022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953891084485817">
                <text:p>0.95389108448581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38366324802251">
                <text:p>0.93836632480225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46988940509659">
                <text:p>0.94698894050965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3019544885674">
                <text:p>1.0301954488567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5157">
                <text:p>15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